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db_travel_umrah</text:h>
      <text:h text:outline-level="2" text:style-name="Heading_2" text:is-list-header="true">Dumping data for table dokumen</text:h>
      <table:table table:name="dokumen_structure">
        <table:table-column table:number-columns-repeated="5"/>
        <table:table-row>
          <table:table-cell office:value-type="string">
            <text:p>id_dokumen</text:p>
          </table:table-cell>
          <table:table-cell office:value-type="string">
            <text:p>no_ktp</text:p>
          </table:table-cell>
          <table:table-cell office:value-type="string">
            <text:p>no_paspor</text:p>
          </table:table-cell>
          <table:table-cell office:value-type="string">
            <text:p>no_visa</text:p>
          </table:table-cell>
          <table:table-cell office:value-type="string">
            <text:p>no_bpjs</text:p>
          </table:table-cell>
        </table:table-row>
        <table:table-row>
          <table:table-cell office:value-type="string">
            <text:p>DJ01</text:p>
          </table:table-cell>
          <table:table-cell office:value-type="string">
            <text:p>3175091201980000</text:p>
          </table:table-cell>
          <table:table-cell office:value-type="string">
            <text:p>A1234567</text:p>
          </table:table-cell>
          <table:table-cell office:value-type="string">
            <text:p>VSA2039485721</text:p>
          </table:table-cell>
          <table:table-cell office:value-type="string">
            <text:p>100234567890</text:p>
          </table:table-cell>
        </table:table-row>
        <table:table-row>
          <table:table-cell office:value-type="string">
            <text:p>DJ02</text:p>
          </table:table-cell>
          <table:table-cell office:value-type="string">
            <text:p>3273022405850000</text:p>
          </table:table-cell>
          <table:table-cell office:value-type="string">
            <text:p>B7654321</text:p>
          </table:table-cell>
          <table:table-cell office:value-type="string">
            <text:p>VSA3984751023</text:p>
          </table:table-cell>
          <table:table-cell office:value-type="string">
            <text:p>109876543210</text:p>
          </table:table-cell>
        </table:table-row>
        <table:table-row>
          <table:table-cell office:value-type="string">
            <text:p>DJ03</text:p>
          </table:table-cell>
          <table:table-cell office:value-type="string">
            <text:p>6171041307750000</text:p>
          </table:table-cell>
          <table:table-cell office:value-type="string">
            <text:p>C2345678</text:p>
          </table:table-cell>
          <table:table-cell office:value-type="string">
            <text:p>VSA5092847563</text:p>
          </table:table-cell>
          <table:table-cell office:value-type="string">
            <text:p>204567891234</text:p>
          </table:table-cell>
        </table:table-row>
        <table:table-row>
          <table:table-cell office:value-type="string">
            <text:p>DJ04</text:p>
          </table:table-cell>
          <table:table-cell office:value-type="string">
            <text:p>3374031002900000</text:p>
          </table:table-cell>
          <table:table-cell office:value-type="string">
            <text:p>D8765432</text:p>
          </table:table-cell>
          <table:table-cell office:value-type="string">
            <text:p>VSA1928374650</text:p>
          </table:table-cell>
          <table:table-cell office:value-type="string">
            <text:p>303216549876</text:p>
          </table:table-cell>
        </table:table-row>
        <table:table-row>
          <table:table-cell office:value-type="string">
            <text:p>DJ05</text:p>
          </table:table-cell>
          <table:table-cell office:value-type="string">
            <text:p>1102030208010000</text:p>
          </table:table-cell>
          <table:table-cell office:value-type="string">
            <text:p>E3456789</text:p>
          </table:table-cell>
          <table:table-cell office:value-type="string">
            <text:p>VSA7482910563</text:p>
          </table:table-cell>
          <table:table-cell office:value-type="string">
            <text:p>406789123456</text:p>
          </table:table-cell>
        </table:table-row>
        <table:table-row>
          <table:table-cell office:value-type="string">
            <text:p>DJ06</text:p>
          </table:table-cell>
          <table:table-cell office:value-type="string">
            <text:p>3509216106990000</text:p>
          </table:table-cell>
          <table:table-cell office:value-type="string">
            <text:p>F9876543</text:p>
          </table:table-cell>
          <table:table-cell office:value-type="string">
            <text:p>VSA3847561209</text:p>
          </table:table-cell>
          <table:table-cell office:value-type="string">
            <text:p>501122334455</text:p>
          </table:table-cell>
        </table:table-row>
        <table:table-row>
          <table:table-cell office:value-type="string">
            <text:p>DJ07</text:p>
          </table:table-cell>
          <table:table-cell office:value-type="string">
            <text:p>3201155504000000</text:p>
          </table:table-cell>
          <table:table-cell office:value-type="string">
            <text:p>G4567890</text:p>
          </table:table-cell>
          <table:table-cell office:value-type="string">
            <text:p>VSA9182736450</text:p>
          </table:table-cell>
          <table:table-cell office:value-type="string">
            <text:p>609988776655</text:p>
          </table:table-cell>
        </table:table-row>
        <table:table-row>
          <table:table-cell office:value-type="string">
            <text:p>DJ08</text:p>
          </table:table-cell>
          <table:table-cell office:value-type="string">
            <text:p>5103034606830000</text:p>
          </table:table-cell>
          <table:table-cell office:value-type="string">
            <text:p>H0987654</text:p>
          </table:table-cell>
          <table:table-cell office:value-type="string">
            <text:p>VSA2039485712</text:p>
          </table:table-cell>
          <table:table-cell office:value-type="string">
            <text:p>707654321987</text:p>
          </table:table-cell>
        </table:table-row>
        <table:table-row>
          <table:table-cell office:value-type="string">
            <text:p>DJ09</text:p>
          </table:table-cell>
          <table:table-cell office:value-type="string">
            <text:p>3302084112780000</text:p>
          </table:table-cell>
          <table:table-cell office:value-type="string">
            <text:p>Z5678901</text:p>
          </table:table-cell>
          <table:table-cell office:value-type="string">
            <text:p>VSA4758392017</text:p>
          </table:table-cell>
          <table:table-cell office:value-type="string">
            <text:p>803344556677</text:p>
          </table:table-cell>
        </table:table-row>
        <table:table-row>
          <table:table-cell office:value-type="string">
            <text:p>DJ10</text:p>
          </table:table-cell>
          <table:table-cell office:value-type="string">
            <text:p>7402064509910010</text:p>
          </table:table-cell>
          <table:table-cell office:value-type="string">
            <text:p>Y1092837</text:p>
          </table:table-cell>
          <table:table-cell office:value-type="string">
            <text:p>VSA1029384756</text:p>
          </table:table-cell>
          <table:table-cell office:value-type="string">
            <text:p>902233445566</text:p>
          </table:table-cell>
        </table:table-row>
      </table:table>
      <text:h text:outline-level="2" text:style-name="Heading_2" text:is-list-header="true">Dumping data for table fasilitas</text:h>
      <table:table table:name="fasilitas_structure">
        <table:table-column table:number-columns-repeated="7"/>
        <table:table-row>
          <table:table-cell office:value-type="string">
            <text:p>id_fasilitas</text:p>
          </table:table-cell>
          <table:table-cell office:value-type="string">
            <text:p>id_paket</text:p>
          </table:table-cell>
          <table:table-cell office:value-type="string">
            <text:p>item_fasilitas</text:p>
          </table:table-cell>
          <table:table-cell office:value-type="string">
            <text:p>jumlah</text:p>
          </table:table-cell>
          <table:table-cell office:value-type="string">
            <text:p>status_pemberian</text:p>
          </table:table-cell>
          <table:table-cell office:value-type="string">
            <text:p>tgl_pemberian</text:p>
          </table:table-cell>
          <table:table-cell office:value-type="string">
            <text:p>tgl_pengembalian</text:p>
          </table:table-cell>
        </table:table-row>
        <table:table-row>
          <table:table-cell office:value-type="string">
            <text:p>FG01</text:p>
          </table:table-cell>
          <table:table-cell office:value-type="string">
            <text:p>GD1290</text:p>
          </table:table-cell>
          <table:table-cell office:value-type="string">
            <text:p>"
* Bus VIP antar kota
* Visa Umroh
* Asuransi perjalanan lengkap
* Perlengkapan premium (tas, koper, mukena/sarung)
"
</text:p>
          </table:table-cell>
          <table:table-cell office:value-type="float" office:value="7">
            <text:p>7</text:p>
          </table:table-cell>
          <table:table-cell office:value-type="string">
            <text:p>Belum Diserahkan</text:p>
          </table:table-cell>
          <table:table-cell office:value-type="string">
            <text:p>2026-07-27</text:p>
          </table:table-cell>
          <table:table-cell office:value-type="string">
            <text:p>2026-08-21</text:p>
          </table:table-cell>
        </table:table-row>
        <table:table-row>
          <table:table-cell office:value-type="string">
            <text:p>FP01</text:p>
          </table:table-cell>
          <table:table-cell office:value-type="string">
            <text:p>PL1492</text:p>
          </table:table-cell>
          <table:table-cell office:value-type="string">
            <text:p>"
* Transportasi pribadi (HiAce atau bus luxury)
* Visa Umroh + VIP fast track imigrasi
* Asuransi perjalanan VIP
* Exclusive gift set (Al-Qur’an, parfum arab, sajadah premium, dll)"
</text:p>
          </table:table-cell>
          <table:table-cell office:value-type="float" office:value="7">
            <text:p>7</text:p>
          </table:table-cell>
          <table:table-cell office:value-type="string">
            <text:p>Sudah Diserahkan</text:p>
          </table:table-cell>
          <table:table-cell office:value-type="string">
            <text:p>2025-07-27</text:p>
          </table:table-cell>
          <table:table-cell office:value-type="string">
            <text:p>2025-08-22</text:p>
          </table:table-cell>
        </table:table-row>
        <table:table-row>
          <table:table-cell office:value-type="string">
            <text:p>FS01</text:p>
          </table:table-cell>
          <table:table-cell office:value-type="string">
            <text:p>SV2847</text:p>
          </table:table-cell>
          <table:table-cell office:value-type="string">
            <text:p>"
* Bus AC antar kota (Madinah–Mekkah)
* Visa Umroh
* Asuransi perjalanan dasar
* Koper + buku panduan + ID Card"
</text:p>
          </table:table-cell>
          <table:table-cell office:value-type="float" office:value="6">
            <text:p>6</text:p>
          </table:table-cell>
          <table:table-cell office:value-type="string">
            <text:p>Belum Diserahkan</text:p>
          </table:table-cell>
          <table:table-cell office:value-type="string">
            <text:p>2027-07-27</text:p>
          </table:table-cell>
          <table:table-cell office:value-type="string">
            <text:p>2027-08-20</text:p>
          </table:table-cell>
        </table:table-row>
      </table:table>
      <text:h text:outline-level="2" text:style-name="Heading_2" text:is-list-header="true">Dumping data for table info_hotel</text:h>
      <table:table table:name="info_hotel_structure">
        <table:table-column table:number-columns-repeated="6"/>
        <table:table-row>
          <table:table-cell office:value-type="string">
            <text:p>id_hotel</text:p>
          </table:table-cell>
          <table:table-cell office:value-type="string">
            <text:p>nama_hotel</text:p>
          </table:table-cell>
          <table:table-cell office:value-type="string">
            <text:p>id_jamaah</text:p>
          </table:table-cell>
          <table:table-cell office:value-type="string">
            <text:p>id_paket</text:p>
          </table:table-cell>
          <table:table-cell office:value-type="string">
            <text:p>alamat</text:p>
          </table:table-cell>
          <table:table-cell office:value-type="string">
            <text:p>jenis_kamar</text:p>
          </table:table-cell>
        </table:table-row>
        <table:table-row>
          <table:table-cell office:value-type="string">
            <text:p>HG01</text:p>
          </table:table-cell>
          <table:table-cell office:value-type="string">
            <text:p>Dar Al Eiman Ajyad dan Al Haram Hotel – Al Rawda</text:p>
          </table:table-cell>
          <table:table-cell office:value-type="string">
            <text:p>92745L</text:p>
          </table:table-cell>
          <table:table-cell office:value-type="string">
            <text:p>GD0001</text:p>
          </table:table-cell>
          <table:table-cell office:value-type="string">
            <text:p>Abraj Al Bait Complex, King Abdul Aziz Gate, Makkah 21955 dan Opposite Masjid Nabawi, King Fahd Road, Madinah 3936</text:p>
          </table:table-cell>
          <table:table-cell office:value-type="string">
            <text:p>Gold</text:p>
          </table:table-cell>
        </table:table-row>
        <table:table-row>
          <table:table-cell office:value-type="string">
            <text:p>HG02</text:p>
          </table:table-cell>
          <table:table-cell office:value-type="string">
            <text:p>Dar Al Eiman Ajyad dan Al Haram Hotel – Al Rawda</text:p>
          </table:table-cell>
          <table:table-cell office:value-type="string">
            <text:p>56382N</text:p>
          </table:table-cell>
          <table:table-cell office:value-type="string">
            <text:p>GD0002</text:p>
          </table:table-cell>
          <table:table-cell office:value-type="string">
            <text:p>Abraj Al Bait Complex, King Abdul Aziz Gate, Makkah 21955 dan Opposite Masjid Nabawi, King Fahd Road, Madinah 3936</text:p>
          </table:table-cell>
          <table:table-cell office:value-type="string">
            <text:p>Gold</text:p>
          </table:table-cell>
        </table:table-row>
        <table:table-row>
          <table:table-cell office:value-type="string">
            <text:p>HG03</text:p>
          </table:table-cell>
          <table:table-cell office:value-type="string">
            <text:p>Dar Al Eiman Ajyad dan Al Haram Hotel – Al Rawda</text:p>
          </table:table-cell>
          <table:table-cell office:value-type="string">
            <text:p>39018P</text:p>
          </table:table-cell>
          <table:table-cell office:value-type="string">
            <text:p>GD0003</text:p>
          </table:table-cell>
          <table:table-cell office:value-type="string">
            <text:p>Abraj Al Bait Complex, King Abdul Aziz Gate, Makkah 21955 dan Opposite Masjid Nabawi, King Fahd Road, Madinah 3936</text:p>
          </table:table-cell>
          <table:table-cell office:value-type="string">
            <text:p>Gold</text:p>
          </table:table-cell>
        </table:table-row>
        <table:table-row>
          <table:table-cell office:value-type="string">
            <text:p>HP01</text:p>
          </table:table-cell>
          <table:table-cell office:value-type="string">
            <text:p>Makkah Clock Royal Tower – A Fairmont Hotel dan Madinah Hilton Hotel</text:p>
          </table:table-cell>
          <table:table-cell office:value-type="string">
            <text:p>87420R</text:p>
          </table:table-cell>
          <table:table-cell office:value-type="string">
            <text:p>PL0001</text:p>
          </table:table-cell>
          <table:table-cell office:value-type="string">
            <text:p>Abraj Al Bait Complex, King Abdul Aziz Gate, Makkah 21955 dan Opposite Masjid Nabawi, King Fahd Road, Madinah 3936</text:p>
          </table:table-cell>
          <table:table-cell office:value-type="string">
            <text:p>Platinum</text:p>
          </table:table-cell>
        </table:table-row>
        <table:table-row>
          <table:table-cell office:value-type="string">
            <text:p>HP02</text:p>
          </table:table-cell>
          <table:table-cell office:value-type="string">
            <text:p>Makkah Clock Royal Tower – A Fairmont Hotel dan Madinah Hilton Hotel</text:p>
          </table:table-cell>
          <table:table-cell office:value-type="string">
            <text:p>21930S</text:p>
          </table:table-cell>
          <table:table-cell office:value-type="string">
            <text:p>PL0002</text:p>
          </table:table-cell>
          <table:table-cell office:value-type="string">
            <text:p>Abraj Al Bait Complex, King Abdul Aziz Gate, Makkah 21955 dan Opposite Masjid Nabawi, King Fahd Road, Madinah 3936</text:p>
          </table:table-cell>
          <table:table-cell office:value-type="string">
            <text:p>Platinum</text:p>
          </table:table-cell>
        </table:table-row>
        <table:table-row>
          <table:table-cell office:value-type="string">
            <text:p>HP03</text:p>
          </table:table-cell>
          <table:table-cell office:value-type="string">
            <text:p>Makkah Clock Royal Tower – A Fairmont Hotel dan Madinah Hilton Hotel</text:p>
          </table:table-cell>
          <table:table-cell office:value-type="string">
            <text:p>75610T</text:p>
          </table:table-cell>
          <table:table-cell office:value-type="string">
            <text:p>PL0003</text:p>
          </table:table-cell>
          <table:table-cell office:value-type="string">
            <text:p>Abraj Al Bait Complex, King Abdul Aziz Gate, Makkah 21955 dan Opposite Masjid Nabawi, King Fahd Road, Madinah 3936</text:p>
          </table:table-cell>
          <table:table-cell office:value-type="string">
            <text:p>Platinum</text:p>
          </table:table-cell>
        </table:table-row>
        <table:table-row>
          <table:table-cell office:value-type="string">
            <text:p>HP04</text:p>
          </table:table-cell>
          <table:table-cell office:value-type="string">
            <text:p>Makkah Clock Royal Tower – A Fairmont Hotel dan Madinah Hilton Hotel</text:p>
          </table:table-cell>
          <table:table-cell office:value-type="string">
            <text:p>60847Z</text:p>
          </table:table-cell>
          <table:table-cell office:value-type="string">
            <text:p>PL0004</text:p>
          </table:table-cell>
          <table:table-cell office:value-type="string">
            <text:p>Abraj Al Bait Complex, King Abdul Aziz Gate, Makkah 21955 dan Opposite Masjid Nabawi, King Fahd Road, Madinah 3936</text:p>
          </table:table-cell>
          <table:table-cell office:value-type="string">
            <text:p>Platinum</text:p>
          </table:table-cell>
        </table:table-row>
        <table:table-row>
          <table:table-cell office:value-type="string">
            <text:p>HS01</text:p>
          </table:table-cell>
          <table:table-cell office:value-type="string">
            <text:p>Dar Al Eiman Al Sud dan Al Eiman Al Nour Hotel</text:p>
          </table:table-cell>
          <table:table-cell office:value-type="string">
            <text:p>48291K</text:p>
          </table:table-cell>
          <table:table-cell office:value-type="string">
            <text:p>SV0001</text:p>
          </table:table-cell>
          <table:table-cell office:value-type="string">
            <text:p>Ajyad Street, Makkah 21955, Saudi Arabia dan Central Area North, Madinah 42311, Saudi Arabia</text:p>
          </table:table-cell>
          <table:table-cell office:value-type="string">
            <text:p>Silver</text:p>
          </table:table-cell>
        </table:table-row>
        <table:table-row>
          <table:table-cell office:value-type="string">
            <text:p>HS02</text:p>
          </table:table-cell>
          <table:table-cell office:value-type="string">
            <text:p>Dar Al Eiman Al Sud dan Al Eiman Al Nour Hotel</text:p>
          </table:table-cell>
          <table:table-cell office:value-type="string">
            <text:p>73820J</text:p>
          </table:table-cell>
          <table:table-cell office:value-type="string">
            <text:p>SV0002</text:p>
          </table:table-cell>
          <table:table-cell office:value-type="string">
            <text:p>Ajyad Street, Makkah 21955, Saudi Arabia dan Central Area North, Madinah 42311, Saudi Arabia</text:p>
          </table:table-cell>
          <table:table-cell office:value-type="string">
            <text:p>Silver</text:p>
          </table:table-cell>
        </table:table-row>
        <table:table-row>
          <table:table-cell office:value-type="string">
            <text:p>HS03</text:p>
          </table:table-cell>
          <table:table-cell office:value-type="string">
            <text:p>Dar Al Eiman Al Sud dan Al Eiman Al Nour Hotel</text:p>
          </table:table-cell>
          <table:table-cell office:value-type="string">
            <text:p>10492M</text:p>
          </table:table-cell>
          <table:table-cell office:value-type="string">
            <text:p>SV0003</text:p>
          </table:table-cell>
          <table:table-cell office:value-type="string">
            <text:p>Ajyad Street, Makkah 21955, Saudi Arabia dan Central Area North, Madinah 42311, Saudi Arabia</text:p>
          </table:table-cell>
          <table:table-cell office:value-type="string">
            <text:p>Silver</text:p>
          </table:table-cell>
        </table:table-row>
      </table:table>
      <text:h text:outline-level="2" text:style-name="Heading_2" text:is-list-header="true">Dumping data for table info_manasik</text:h>
      <table:table table:name="info_manasik_structure">
        <table:table-column table:number-columns-repeated="6"/>
        <table:table-row>
          <table:table-cell office:value-type="string">
            <text:p>id_manasik</text:p>
          </table:table-cell>
          <table:table-cell office:value-type="string">
            <text:p>tgl_manasik</text:p>
          </table:table-cell>
          <table:table-cell office:value-type="string">
            <text:p>waktu</text:p>
          </table:table-cell>
          <table:table-cell office:value-type="string">
            <text:p>lokasi_manasik</text:p>
          </table:table-cell>
          <table:table-cell office:value-type="string">
            <text:p>id_muthawif</text:p>
          </table:table-cell>
          <table:table-cell office:value-type="string">
            <text:p>kegiatan</text:p>
          </table:table-cell>
        </table:table-row>
        <table:table-row>
          <table:table-cell office:value-type="string">
            <text:p>MG01</text:p>
          </table:table-cell>
          <table:table-cell office:value-type="string">
            <text:p>2026-07-26</text:p>
          </table:table-cell>
          <table:table-cell office:value-type="string">
            <text:p>08.00 - selesai</text:p>
          </table:table-cell>
          <table:table-cell office:value-type="string">
            <text:p>Gedung Serbaguna Asrama Haji Donohudan</text:p>
          </table:table-cell>
          <table:table-cell office:value-type="string">
            <text:p>9182LS</text:p>
          </table:table-cell>
          <table:table-cell office:value-type="string">
            <text:p>"* Pembukaan &amp; sambutan pembina travel
* Materi fiqih umroh &amp; etika selama di Tanah Suci
* Praktik ihram, thawaf, sa’i, tahallul secara langsung
* Pembekalan kesehatan dan kebugaran fisik
* Informasi detail rute perjalanan dan jadwal ibadah
* Simulasi bersama tim keberangkatan
* Penyerahan perlengkapan eksklusif Gold
* Ramah tamah &amp; snack siang"
</text:p>
          </table:table-cell>
        </table:table-row>
        <table:table-row>
          <table:table-cell office:value-type="string">
            <text:p>MG02</text:p>
          </table:table-cell>
          <table:table-cell office:value-type="string">
            <text:p>2026-07-26</text:p>
          </table:table-cell>
          <table:table-cell office:value-type="string">
            <text:p>08.00 - selesai</text:p>
          </table:table-cell>
          <table:table-cell office:value-type="string">
            <text:p>Gedung Serbaguna Asrama Haji Donohudan</text:p>
          </table:table-cell>
          <table:table-cell office:value-type="string">
            <text:p>3401FA</text:p>
          </table:table-cell>
          <table:table-cell office:value-type="string">
            <text:p>"* Pembukaan &amp; sambutan pembina travel
* Materi fiqih umroh &amp; etika selama di Tanah Suci
* Praktik ihram, thawaf, sa’i, tahallul secara langsung
* Pembekalan kesehatan dan kebugaran fisik
* Informasi detail rute perjalanan dan jadwal ibadah
* Simulasi bersama tim keberangkatan
* Penyerahan perlengkapan eksklusif Gold
* Ramah tamah &amp; snack siang"
</text:p>
          </table:table-cell>
        </table:table-row>
        <table:table-row>
          <table:table-cell office:value-type="string">
            <text:p>MG03</text:p>
          </table:table-cell>
          <table:table-cell office:value-type="string">
            <text:p>2026-07-26</text:p>
          </table:table-cell>
          <table:table-cell office:value-type="string">
            <text:p>08.00 - selesai</text:p>
          </table:table-cell>
          <table:table-cell office:value-type="string">
            <text:p>Gedung Serbaguna Asrama Haji Donohudan</text:p>
          </table:table-cell>
          <table:table-cell office:value-type="string">
            <text:p>7639TS</text:p>
          </table:table-cell>
          <table:table-cell office:value-type="string">
            <text:p>"* Pembukaan &amp; sambutan pembina travel
* Materi fiqih umroh &amp; etika selama di Tanah Suci
* Praktik ihram, thawaf, sa’i, tahallul secara langsung
* Pembekalan kesehatan dan kebugaran fisik
* Informasi detail rute perjalanan dan jadwal ibadah
* Simulasi bersama tim keberangkatan
* Penyerahan perlengkapan eksklusif Gold
* Ramah tamah &amp; snack siang"
</text:p>
          </table:table-cell>
        </table:table-row>
        <table:table-row>
          <table:table-cell office:value-type="string">
            <text:p>MP01</text:p>
          </table:table-cell>
          <table:table-cell office:value-type="string">
            <text:p>2025-07-25</text:p>
          </table:table-cell>
          <table:table-cell office:value-type="string">
            <text:p>13.00 - selesai</text:p>
          </table:table-cell>
          <table:table-cell office:value-type="string">
            <text:p>Hotel Alila Solo - Ballroom Orchid</text:p>
          </table:table-cell>
          <table:table-cell office:value-type="string">
            <text:p>5820NR</text:p>
          </table:table-cell>
          <table:table-cell office:value-type="string">
            <text:p>"* VIP Check-in &amp; penyambutan eksklusif
* Sesi kajian mendalam: Hikmah Umroh &amp; sejarah Mekkah-Madinah
* Workshop interaktif: tata cara ibadah sesuai sunnah
* Live simulasi manasik di lokasi khusus miniatur Ka'bah
* Diskusi intensif dengan mutawwif senior
* Coaching spiritual &amp; mental preparation
* Briefing keberangkatan oleh tour leader utama
* Coffee break dan jamuan makan sore eksklusif"
</text:p>
          </table:table-cell>
        </table:table-row>
        <table:table-row>
          <table:table-cell office:value-type="string">
            <text:p>MP02</text:p>
          </table:table-cell>
          <table:table-cell office:value-type="string">
            <text:p>2025-07-25</text:p>
          </table:table-cell>
          <table:table-cell office:value-type="string">
            <text:p>13.00 - selesai</text:p>
          </table:table-cell>
          <table:table-cell office:value-type="string">
            <text:p>Hotel Alila Solo - Ballroom Orchid</text:p>
          </table:table-cell>
          <table:table-cell office:value-type="string">
            <text:p>4298ZD</text:p>
          </table:table-cell>
          <table:table-cell office:value-type="string">
            <text:p>"* VIP Check-in &amp; penyambutan eksklusif
* Sesi kajian mendalam: Hikmah Umroh &amp; sejarah Mekkah-Madinah
* Workshop interaktif: tata cara ibadah sesuai sunnah
* Live simulasi manasik di lokasi khusus miniatur Ka'bah
* Diskusi intensif dengan mutawwif senior
* Coaching spiritual &amp; mental preparation
* Briefing keberangkatan oleh tour leader utama
* Coffee break dan jamuan makan sore eksklusif"
</text:p>
          </table:table-cell>
        </table:table-row>
        <table:table-row>
          <table:table-cell office:value-type="string">
            <text:p>MP03</text:p>
          </table:table-cell>
          <table:table-cell office:value-type="string">
            <text:p>2025-07-25</text:p>
          </table:table-cell>
          <table:table-cell office:value-type="string">
            <text:p>13.00 - selesai</text:p>
          </table:table-cell>
          <table:table-cell office:value-type="string">
            <text:p>Hotel Alila Solo - Ballroom Orchid</text:p>
          </table:table-cell>
          <table:table-cell office:value-type="string">
            <text:p>1175HS</text:p>
          </table:table-cell>
          <table:table-cell office:value-type="string">
            <text:p>"* VIP Check-in &amp; penyambutan eksklusif
* Sesi kajian mendalam: Hikmah Umroh &amp; sejarah Mekkah-Madinah
* Workshop interaktif: tata cara ibadah sesuai sunnah
* Live simulasi manasik di lokasi khusus miniatur Ka'bah
* Diskusi intensif dengan mutawwif senior
* Coaching spiritual &amp; mental preparation
* Briefing keberangkatan oleh tour leader utama
* Coffee break dan jamuan makan sore eksklusif"
</text:p>
          </table:table-cell>
        </table:table-row>
        <table:table-row>
          <table:table-cell office:value-type="string">
            <text:p>MP04</text:p>
          </table:table-cell>
          <table:table-cell office:value-type="string">
            <text:p>2025-07-25</text:p>
          </table:table-cell>
          <table:table-cell office:value-type="string">
            <text:p>13.00 - selesai</text:p>
          </table:table-cell>
          <table:table-cell office:value-type="string">
            <text:p>Hotel Alila Solo - Ballroom Orchid</text:p>
          </table:table-cell>
          <table:table-cell office:value-type="string">
            <text:p>3946AK</text:p>
          </table:table-cell>
          <table:table-cell office:value-type="string">
            <text:p>"* VIP Check-in &amp; penyambutan eksklusif
* Sesi kajian mendalam: Hikmah Umroh &amp; sejarah Mekkah-Madinah
* Workshop interaktif: tata cara ibadah sesuai sunnah
* Live simulasi manasik di lokasi khusus miniatur Ka'bah
* Diskusi intensif dengan mutawwif senior
* Coaching spiritual &amp; mental preparation
* Briefing keberangkatan oleh tour leader utama
* Coffee break dan jamuan makan sore eksklusif"
</text:p>
          </table:table-cell>
        </table:table-row>
        <table:table-row>
          <table:table-cell office:value-type="string">
            <text:p>MS01</text:p>
          </table:table-cell>
          <table:table-cell office:value-type="string">
            <text:p>2027-07-27</text:p>
          </table:table-cell>
          <table:table-cell office:value-type="string">
            <text:p>08.00 - selesai</text:p>
          </table:table-cell>
          <table:table-cell office:value-type="string">
            <text:p>Aula Masjid Agung Karanganyar</text:p>
          </table:table-cell>
          <table:table-cell office:value-type="string">
            <text:p>8392AH</text:p>
          </table:table-cell>
          <table:table-cell office:value-type="string">
            <text:p>"* Registrasi &amp; pembagian perlengkapan
* Pemutaran video dokumenter perjalanan umroh
* Simulasi tata cara ihram, tawaf, dan sa’i
* Tanya jawab seputar ibadah
* Penjelasan teknis keberangkatan dan koper jamaah
* Penutupan &amp; doa bersama"
</text:p>
          </table:table-cell>
        </table:table-row>
        <table:table-row>
          <table:table-cell office:value-type="string">
            <text:p>MS02</text:p>
          </table:table-cell>
          <table:table-cell office:value-type="string">
            <text:p>2027-07-27</text:p>
          </table:table-cell>
          <table:table-cell office:value-type="string">
            <text:p>08.00 - selesai</text:p>
          </table:table-cell>
          <table:table-cell office:value-type="string">
            <text:p>Aula Masjid Agung Karanganyar</text:p>
          </table:table-cell>
          <table:table-cell office:value-type="string">
            <text:p>2745MN</text:p>
          </table:table-cell>
          <table:table-cell office:value-type="string">
            <text:p>"* Registrasi &amp; pembagian perlengkapan
* Pemutaran video dokumenter perjalanan umroh
* Simulasi tata cara ihram, tawaf, dan sa’i
* Tanya jawab seputar ibadah
* Penjelasan teknis keberangkatan dan koper jamaah
* Penutupan &amp; doa bersama"
</text:p>
          </table:table-cell>
        </table:table-row>
        <table:table-row>
          <table:table-cell office:value-type="string">
            <text:p>MS03</text:p>
          </table:table-cell>
          <table:table-cell office:value-type="string">
            <text:p>2027-07-27</text:p>
          </table:table-cell>
          <table:table-cell office:value-type="string">
            <text:p>08.00 - selesai</text:p>
          </table:table-cell>
          <table:table-cell office:value-type="string">
            <text:p>Aula Masjid Agung Karanganyar</text:p>
          </table:table-cell>
          <table:table-cell office:value-type="string">
            <text:p>6503RA</text:p>
          </table:table-cell>
          <table:table-cell office:value-type="string">
            <text:p>"* Registrasi &amp; pembagian perlengkapan
* Pemutaran video dokumenter perjalanan umroh
* Simulasi tata cara ihram, tawaf, dan sa’i
* Tanya jawab seputar ibadah
* Penjelasan teknis keberangkatan dan koper jamaah
* Penutupan &amp; doa bersama"
</text:p>
          </table:table-cell>
        </table:table-row>
      </table:table>
      <text:h text:outline-level="2" text:style-name="Heading_2" text:is-list-header="true">Dumping data for table info_muthawif</text:h>
      <table:table table:name="info_muthawif_structure">
        <table:table-column table:number-columns-repeated="5"/>
        <table:table-row>
          <table:table-cell office:value-type="string">
            <text:p>id_muthawif</text:p>
          </table:table-cell>
          <table:table-cell office:value-type="string">
            <text:p>nama_muthawif</text:p>
          </table:table-cell>
          <table:table-cell office:value-type="string">
            <text:p>no_telp</text:p>
          </table:table-cell>
          <table:table-cell office:value-type="string">
            <text:p>keahlian</text:p>
          </table:table-cell>
          <table:table-cell office:value-type="string">
            <text:p>status_ketersediaan</text:p>
          </table:table-cell>
        </table:table-row>
        <table:table-row>
          <table:table-cell office:value-type="string">
            <text:p>1175HS</text:p>
          </table:table-cell>
          <table:table-cell office:value-type="string">
            <text:p>Hanafi Syarif</text:p>
          </table:table-cell>
          <table:table-cell office:value-type="string">
            <text:p>6281930304141</text:p>
          </table:table-cell>
          <table:table-cell office:value-type="string">
            <text:p>Konsultan ibadah privat, mahir memberikan kajian reflektif dan motivasi spiritual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2745MN</text:p>
          </table:table-cell>
          <table:table-cell office:value-type="string">
            <text:p>Muhammad Nur</text:p>
          </table:table-cell>
          <table:table-cell office:value-type="string">
            <text:p>6281299002277</text:p>
          </table:table-cell>
          <table:table-cell office:value-type="string">
            <text:p>Fasih bahasa Arab dasar, penyampaian fiqih umroh sesuai Mazhab Syafi’i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3401FA</text:p>
          </table:table-cell>
          <table:table-cell office:value-type="string">
            <text:p>Fajar Akbar</text:p>
          </table:table-cell>
          <table:table-cell office:value-type="string">
            <text:p>6281588801122</text:p>
          </table:table-cell>
          <table:table-cell office:value-type="string">
            <text:p>Pengalaman lebih dari 7 tahun, menguasai jalur cepat Masjidil Haram &amp; Nabawi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3946AK</text:p>
          </table:table-cell>
          <table:table-cell office:value-type="string">
            <text:p>Ali Karim</text:p>
          </table:table-cell>
          <table:table-cell office:value-type="string">
            <text:p>6282155660099</text:p>
          </table:table-cell>
          <table:table-cell office:value-type="string">
            <text:p>Penanganan jamaah dalam jumlah besar, cepat tanggap saat darurat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4298ZD</text:p>
          </table:table-cell>
          <table:table-cell office:value-type="string">
            <text:p>Zainuddin Daud</text:p>
          </table:table-cell>
          <table:table-cell office:value-type="string">
            <text:p>6289677774589</text:p>
          </table:table-cell>
          <table:table-cell office:value-type="string">
            <text:p>Komunikatif, mahir menyampaikan manasik dengan bahasa daerah (misal: Jawa/Sunda).</text:p>
          </table:table-cell>
          <table:table-cell office:value-type="string">
            <text:p>Penuh</text:p>
          </table:table-cell>
        </table:table-row>
        <table:table-row>
          <table:table-cell office:value-type="string">
            <text:p>5820NR</text:p>
          </table:table-cell>
          <table:table-cell office:value-type="string">
            <text:p>Nur Rahman</text:p>
          </table:table-cell>
          <table:table-cell office:value-type="string">
            <text:p>6281322334455</text:p>
          </table:table-cell>
          <table:table-cell office:value-type="string">
            <text:p>Ahli sejarah Islam, membimbing ziarah dan city tour dengan narasi inspiratif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6503RA</text:p>
          </table:table-cell>
          <table:table-cell office:value-type="string">
            <text:p>Rizky Ardi</text:p>
          </table:table-cell>
          <table:table-cell office:value-type="string">
            <text:p>6281377771001</text:p>
          </table:table-cell>
          <table:table-cell office:value-type="string">
            <text:p>Fasih bahasa Inggris &amp; Arab, terbiasa mendampingi jamaah VIP &amp; ekspatriat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7639TS</text:p>
          </table:table-cell>
          <table:table-cell office:value-type="string">
            <text:p>Taufik Saleh</text:p>
          </table:table-cell>
          <table:table-cell office:value-type="string">
            <text:p>6285788437722</text:p>
          </table:table-cell>
          <table:table-cell office:value-type="string">
            <text:p>Pemandu ziarah sejarah Mekah dan Madinah, kuat dalam logistik lapangan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8392AH</text:p>
          </table:table-cell>
          <table:table-cell office:value-type="string">
            <text:p>Ahmad Hasan</text:p>
          </table:table-cell>
          <table:table-cell office:value-type="string">
            <text:p>6281234560011</text:p>
          </table:table-cell>
          <table:table-cell office:value-type="string">
            <text:p>Penjelasan tata cara umroh secara sederhana, sabar dalam membimbing lansia dan jamaah baru.</text:p>
          </table:table-cell>
          <table:table-cell office:value-type="string">
            <text:p>Tersedia</text:p>
          </table:table-cell>
        </table:table-row>
        <table:table-row>
          <table:table-cell office:value-type="string">
            <text:p>9182LS</text:p>
          </table:table-cell>
          <table:table-cell office:value-type="string">
            <text:p>Lukmansyah</text:p>
          </table:table-cell>
          <table:table-cell office:value-type="string">
            <text:p>6281260609090</text:p>
          </table:table-cell>
          <table:table-cell office:value-type="string">
            <text:p>Gaya penyampaian elegan, dokumentasi spiritual perjalanan umroh (foto/video naratif).</text:p>
          </table:table-cell>
          <table:table-cell office:value-type="string">
            <text:p>Penuh</text:p>
          </table:table-cell>
        </table:table-row>
      </table:table>
      <text:h text:outline-level="2" text:style-name="Heading_2" text:is-list-header="true">Dumping data for table info_pelanggan</text:h>
      <table:table table:name="info_pelanggan_structure">
        <table:table-column table:number-columns-repeated="6"/>
        <table:table-row>
          <table:table-cell office:value-type="string">
            <text:p>id_pelanggan</text:p>
          </table:table-cell>
          <table:table-cell office:value-type="string">
            <text:p>id_jamaah</text:p>
          </table:table-cell>
          <table:table-cell office:value-type="string">
            <text:p>id_muthawif</text:p>
          </table:table-cell>
          <table:table-cell office:value-type="string">
            <text:p>id_paket</text:p>
          </table:table-cell>
          <table:table-cell office:value-type="string">
            <text:p>id_jadwal</text:p>
          </table:table-cell>
          <table:table-cell office:value-type="string">
            <text:p>id_feedback</text:p>
          </table:table-cell>
        </table:table-row>
        <table:table-row>
          <table:table-cell office:value-type="string">
            <text:p>P01</text:p>
          </table:table-cell>
          <table:table-cell office:value-type="string">
            <text:p>48291K</text:p>
          </table:table-cell>
          <table:table-cell office:value-type="string">
            <text:p>8392AH</text:p>
          </table:table-cell>
          <table:table-cell office:value-type="string">
            <text:p>SV2847</text:p>
          </table:table-cell>
          <table:table-cell office:value-type="string">
            <text:p>JS01</text:p>
          </table:table-cell>
          <table:table-cell office:value-type="string">
            <text:p>FB01</text:p>
          </table:table-cell>
        </table:table-row>
        <table:table-row>
          <table:table-cell office:value-type="string">
            <text:p>P02</text:p>
          </table:table-cell>
          <table:table-cell office:value-type="string">
            <text:p>73820J</text:p>
          </table:table-cell>
          <table:table-cell office:value-type="string">
            <text:p>7639TS</text:p>
          </table:table-cell>
          <table:table-cell office:value-type="string">
            <text:p>SV2847</text:p>
          </table:table-cell>
          <table:table-cell office:value-type="string">
            <text:p>JS01</text:p>
          </table:table-cell>
          <table:table-cell office:value-type="string">
            <text:p>FB02</text:p>
          </table:table-cell>
        </table:table-row>
        <table:table-row>
          <table:table-cell office:value-type="string">
            <text:p>P03</text:p>
          </table:table-cell>
          <table:table-cell office:value-type="string">
            <text:p>10492M</text:p>
          </table:table-cell>
          <table:table-cell office:value-type="string">
            <text:p>4298ZD</text:p>
          </table:table-cell>
          <table:table-cell office:value-type="string">
            <text:p>SV2847</text:p>
          </table:table-cell>
          <table:table-cell office:value-type="string">
            <text:p>JS01</text:p>
          </table:table-cell>
          <table:table-cell office:value-type="string">
            <text:p>FB03</text:p>
          </table:table-cell>
        </table:table-row>
        <table:table-row>
          <table:table-cell office:value-type="string">
            <text:p>P04</text:p>
          </table:table-cell>
          <table:table-cell office:value-type="string">
            <text:p>92745L</text:p>
          </table:table-cell>
          <table:table-cell office:value-type="string">
            <text:p>2745MN</text:p>
          </table:table-cell>
          <table:table-cell office:value-type="string">
            <text:p>GD1290</text:p>
          </table:table-cell>
          <table:table-cell office:value-type="string">
            <text:p>JG01</text:p>
          </table:table-cell>
          <table:table-cell office:value-type="string">
            <text:p>FB04</text:p>
          </table:table-cell>
        </table:table-row>
        <table:table-row>
          <table:table-cell office:value-type="string">
            <text:p>P05</text:p>
          </table:table-cell>
          <table:table-cell office:value-type="string">
            <text:p>56382N</text:p>
          </table:table-cell>
          <table:table-cell office:value-type="string">
            <text:p>5820NR</text:p>
          </table:table-cell>
          <table:table-cell office:value-type="string">
            <text:p>GD1290</text:p>
          </table:table-cell>
          <table:table-cell office:value-type="string">
            <text:p>JG01</text:p>
          </table:table-cell>
          <table:table-cell office:value-type="string">
            <text:p>FB05</text:p>
          </table:table-cell>
        </table:table-row>
        <table:table-row>
          <table:table-cell office:value-type="string">
            <text:p>P06</text:p>
          </table:table-cell>
          <table:table-cell office:value-type="string">
            <text:p>39018P</text:p>
          </table:table-cell>
          <table:table-cell office:value-type="string">
            <text:p>3946AK</text:p>
          </table:table-cell>
          <table:table-cell office:value-type="string">
            <text:p>GD1290</text:p>
          </table:table-cell>
          <table:table-cell office:value-type="string">
            <text:p>JG01</text:p>
          </table:table-cell>
          <table:table-cell office:value-type="string">
            <text:p>FB06</text:p>
          </table:table-cell>
        </table:table-row>
        <table:table-row>
          <table:table-cell office:value-type="string">
            <text:p>P07</text:p>
          </table:table-cell>
          <table:table-cell office:value-type="string">
            <text:p>87420R</text:p>
          </table:table-cell>
          <table:table-cell office:value-type="string">
            <text:p>6503RA</text:p>
          </table:table-cell>
          <table:table-cell office:value-type="string">
            <text:p>PL1492</text:p>
          </table:table-cell>
          <table:table-cell office:value-type="string">
            <text:p>JP01</text:p>
          </table:table-cell>
          <table:table-cell office:value-type="string">
            <text:p>FB07</text:p>
          </table:table-cell>
        </table:table-row>
        <table:table-row>
          <table:table-cell office:value-type="string">
            <text:p>P08</text:p>
          </table:table-cell>
          <table:table-cell office:value-type="string">
            <text:p>21930S</text:p>
          </table:table-cell>
          <table:table-cell office:value-type="string">
            <text:p>9182LS</text:p>
          </table:table-cell>
          <table:table-cell office:value-type="string">
            <text:p>PL1492</text:p>
          </table:table-cell>
          <table:table-cell office:value-type="string">
            <text:p>JP01</text:p>
          </table:table-cell>
          <table:table-cell office:value-type="string">
            <text:p>FB08</text:p>
          </table:table-cell>
        </table:table-row>
        <table:table-row>
          <table:table-cell office:value-type="string">
            <text:p>P09</text:p>
          </table:table-cell>
          <table:table-cell office:value-type="string">
            <text:p>75610T</text:p>
          </table:table-cell>
          <table:table-cell office:value-type="string">
            <text:p>3401FA</text:p>
          </table:table-cell>
          <table:table-cell office:value-type="string">
            <text:p>PL1492</text:p>
          </table:table-cell>
          <table:table-cell office:value-type="string">
            <text:p>JP01</text:p>
          </table:table-cell>
          <table:table-cell office:value-type="string">
            <text:p>FB09</text:p>
          </table:table-cell>
        </table:table-row>
        <table:table-row>
          <table:table-cell office:value-type="string">
            <text:p>P10</text:p>
          </table:table-cell>
          <table:table-cell office:value-type="string">
            <text:p>60847Z</text:p>
          </table:table-cell>
          <table:table-cell office:value-type="string">
            <text:p>1175HS</text:p>
          </table:table-cell>
          <table:table-cell office:value-type="string">
            <text:p>PL1492</text:p>
          </table:table-cell>
          <table:table-cell office:value-type="string">
            <text:p>JP01</text:p>
          </table:table-cell>
          <table:table-cell office:value-type="string">
            <text:p>FB10</text:p>
          </table:table-cell>
        </table:table-row>
      </table:table>
      <text:h text:outline-level="2" text:style-name="Heading_2" text:is-list-header="true">Dumping data for table jadwal_keberangkatan</text:h>
      <table:table table:name="jadwal_keberangkatan_structure">
        <table:table-column table:number-columns-repeated="7"/>
        <table:table-row>
          <table:table-cell office:value-type="string">
            <text:p>id_jadwal</text:p>
          </table:table-cell>
          <table:table-cell office:value-type="string">
            <text:p>id_jamaah</text:p>
          </table:table-cell>
          <table:table-cell office:value-type="string">
            <text:p>id_paket</text:p>
          </table:table-cell>
          <table:table-cell office:value-type="string">
            <text:p>tgl_keberangkatan</text:p>
          </table:table-cell>
          <table:table-cell office:value-type="string">
            <text:p>tgl_pulang</text:p>
          </table:table-cell>
          <table:table-cell office:value-type="string">
            <text:p>status_keberangkatan</text:p>
          </table:table-cell>
          <table:table-cell office:value-type="string">
            <text:p>id_muthawif</text:p>
          </table:table-cell>
        </table:table-row>
        <table:table-row>
          <table:table-cell office:value-type="string">
            <text:p>JG0001</text:p>
          </table:table-cell>
          <table:table-cell office:value-type="string">
            <text:p>92745L</text:p>
          </table:table-cell>
          <table:table-cell office:value-type="string">
            <text:p>GD0001</text:p>
          </table:table-cell>
          <table:table-cell office:value-type="string">
            <text:p>2026-08-12</text:p>
          </table:table-cell>
          <table:table-cell office:value-type="string">
            <text:p>2026-08-20</text:p>
          </table:table-cell>
          <table:table-cell office:value-type="string">
            <text:p>Berangkat</text:p>
          </table:table-cell>
          <table:table-cell office:value-type="string">
            <text:p>9182LS</text:p>
          </table:table-cell>
        </table:table-row>
        <table:table-row>
          <table:table-cell office:value-type="string">
            <text:p>JG0002</text:p>
          </table:table-cell>
          <table:table-cell office:value-type="string">
            <text:p>56382N</text:p>
          </table:table-cell>
          <table:table-cell office:value-type="string">
            <text:p>GD0002</text:p>
          </table:table-cell>
          <table:table-cell office:value-type="string">
            <text:p>2026-08-12</text:p>
          </table:table-cell>
          <table:table-cell office:value-type="string">
            <text:p>2026-08-20</text:p>
          </table:table-cell>
          <table:table-cell office:value-type="string">
            <text:p>Berangkat</text:p>
          </table:table-cell>
          <table:table-cell office:value-type="string">
            <text:p>3401FA</text:p>
          </table:table-cell>
        </table:table-row>
        <table:table-row>
          <table:table-cell office:value-type="string">
            <text:p>JG0003</text:p>
          </table:table-cell>
          <table:table-cell office:value-type="string">
            <text:p>39018P</text:p>
          </table:table-cell>
          <table:table-cell office:value-type="string">
            <text:p>GD0003</text:p>
          </table:table-cell>
          <table:table-cell office:value-type="string">
            <text:p>2026-08-12</text:p>
          </table:table-cell>
          <table:table-cell office:value-type="string">
            <text:p>2026-08-20</text:p>
          </table:table-cell>
          <table:table-cell office:value-type="string">
            <text:p>Cancel</text:p>
          </table:table-cell>
          <table:table-cell office:value-type="string">
            <text:p>7639TS</text:p>
          </table:table-cell>
        </table:table-row>
        <table:table-row>
          <table:table-cell office:value-type="string">
            <text:p>JP0001</text:p>
          </table:table-cell>
          <table:table-cell office:value-type="string">
            <text:p>87420R</text:p>
          </table:table-cell>
          <table:table-cell office:value-type="string">
            <text:p>PL0001</text:p>
          </table:table-cell>
          <table:table-cell office:value-type="string">
            <text:p>2025-08-12</text:p>
          </table:table-cell>
          <table:table-cell office:value-type="string">
            <text:p>2025-08-21</text:p>
          </table:table-cell>
          <table:table-cell office:value-type="string">
            <text:p>Pending</text:p>
          </table:table-cell>
          <table:table-cell office:value-type="string">
            <text:p>5820NR</text:p>
          </table:table-cell>
        </table:table-row>
        <table:table-row>
          <table:table-cell office:value-type="string">
            <text:p>JP0002</text:p>
          </table:table-cell>
          <table:table-cell office:value-type="string">
            <text:p>21930S</text:p>
          </table:table-cell>
          <table:table-cell office:value-type="string">
            <text:p>PL0002</text:p>
          </table:table-cell>
          <table:table-cell office:value-type="string">
            <text:p>2025-08-12</text:p>
          </table:table-cell>
          <table:table-cell office:value-type="string">
            <text:p>2025-08-21</text:p>
          </table:table-cell>
          <table:table-cell office:value-type="string">
            <text:p>Berangkat</text:p>
          </table:table-cell>
          <table:table-cell office:value-type="string">
            <text:p>4298ZD</text:p>
          </table:table-cell>
        </table:table-row>
        <table:table-row>
          <table:table-cell office:value-type="string">
            <text:p>JP0003</text:p>
          </table:table-cell>
          <table:table-cell office:value-type="string">
            <text:p>75610T</text:p>
          </table:table-cell>
          <table:table-cell office:value-type="string">
            <text:p>PL0003</text:p>
          </table:table-cell>
          <table:table-cell office:value-type="string">
            <text:p>2025-08-12</text:p>
          </table:table-cell>
          <table:table-cell office:value-type="string">
            <text:p>2025-08-21</text:p>
          </table:table-cell>
          <table:table-cell office:value-type="string">
            <text:p>Berangkat</text:p>
          </table:table-cell>
          <table:table-cell office:value-type="string">
            <text:p>1175HS</text:p>
          </table:table-cell>
        </table:table-row>
        <table:table-row>
          <table:table-cell office:value-type="string">
            <text:p>JP0004</text:p>
          </table:table-cell>
          <table:table-cell office:value-type="string">
            <text:p>60847Z</text:p>
          </table:table-cell>
          <table:table-cell office:value-type="string">
            <text:p>PL0004</text:p>
          </table:table-cell>
          <table:table-cell office:value-type="string">
            <text:p>2025-08-12</text:p>
          </table:table-cell>
          <table:table-cell office:value-type="string">
            <text:p>2025-08-21</text:p>
          </table:table-cell>
          <table:table-cell office:value-type="string">
            <text:p>Berangkat</text:p>
          </table:table-cell>
          <table:table-cell office:value-type="string">
            <text:p>3946AK</text:p>
          </table:table-cell>
        </table:table-row>
        <table:table-row>
          <table:table-cell office:value-type="string">
            <text:p>JS0001</text:p>
          </table:table-cell>
          <table:table-cell office:value-type="string">
            <text:p>48291K</text:p>
          </table:table-cell>
          <table:table-cell office:value-type="string">
            <text:p>SV0001</text:p>
          </table:table-cell>
          <table:table-cell office:value-type="string">
            <text:p>2027-08-12</text:p>
          </table:table-cell>
          <table:table-cell office:value-type="string">
            <text:p>2027-06-19</text:p>
          </table:table-cell>
          <table:table-cell office:value-type="string">
            <text:p>Berangkat</text:p>
          </table:table-cell>
          <table:table-cell office:value-type="string">
            <text:p>8392AH</text:p>
          </table:table-cell>
        </table:table-row>
        <table:table-row>
          <table:table-cell office:value-type="string">
            <text:p>JS0002</text:p>
          </table:table-cell>
          <table:table-cell office:value-type="string">
            <text:p>73820J</text:p>
          </table:table-cell>
          <table:table-cell office:value-type="string">
            <text:p>SV0002</text:p>
          </table:table-cell>
          <table:table-cell office:value-type="string">
            <text:p>2027-08-12</text:p>
          </table:table-cell>
          <table:table-cell office:value-type="string">
            <text:p>2027-08-19</text:p>
          </table:table-cell>
          <table:table-cell office:value-type="string">
            <text:p>Berangkat</text:p>
          </table:table-cell>
          <table:table-cell office:value-type="string">
            <text:p>2745MN</text:p>
          </table:table-cell>
        </table:table-row>
        <table:table-row>
          <table:table-cell office:value-type="string">
            <text:p>JS0003</text:p>
          </table:table-cell>
          <table:table-cell office:value-type="string">
            <text:p>10492M</text:p>
          </table:table-cell>
          <table:table-cell office:value-type="string">
            <text:p>SV0003</text:p>
          </table:table-cell>
          <table:table-cell office:value-type="string">
            <text:p>2027-08-12</text:p>
          </table:table-cell>
          <table:table-cell office:value-type="string">
            <text:p>2027-08-19</text:p>
          </table:table-cell>
          <table:table-cell office:value-type="string">
            <text:p>Pending</text:p>
          </table:table-cell>
          <table:table-cell office:value-type="string">
            <text:p>6503RA</text:p>
          </table:table-cell>
        </table:table-row>
      </table:table>
      <text:h text:outline-level="2" text:style-name="Heading_2" text:is-list-header="true">Dumping data for table jamaah</text:h>
      <table:table table:name="jamaah_structure">
        <table:table-column table:number-columns-repeated="12"/>
        <table:table-row>
          <table:table-cell office:value-type="string">
            <text:p>id_jamaah</text:p>
          </table:table-cell>
          <table:table-cell office:value-type="string">
            <text:p>nama_lengkap</text:p>
          </table:table-cell>
          <table:table-cell office:value-type="string">
            <text:p>no_ktp</text:p>
          </table:table-cell>
          <table:table-cell office:value-type="string">
            <text:p>jenis_kelamin</text:p>
          </table:table-cell>
          <table:table-cell office:value-type="string">
            <text:p>tempat_tanggal_lahir</text:p>
          </table:table-cell>
          <table:table-cell office:value-type="string">
            <text:p>alamat</text:p>
          </table:table-cell>
          <table:table-cell office:value-type="string">
            <text:p>no_telp</text:p>
          </table:table-cell>
          <table:table-cell office:value-type="string">
            <text:p>status_kawin</text:p>
          </table:table-cell>
          <table:table-cell office:value-type="string">
            <text:p>kewarganegaraan</text:p>
          </table:table-cell>
          <table:table-cell office:value-type="string">
            <text:p>no_paspor</text:p>
          </table:table-cell>
          <table:table-cell office:value-type="string">
            <text:p>tgl_pendaftaran</text:p>
          </table:table-cell>
          <table:table-cell office:value-type="string">
            <text:p>status_berangkat</text:p>
          </table:table-cell>
        </table:table-row>
        <table:table-row>
          <table:table-cell office:value-type="string">
            <text:p>10492M</text:p>
          </table:table-cell>
          <table:table-cell office:value-type="string">
            <text:p>Candra Wijaya</text:p>
          </table:table-cell>
          <table:table-cell office:value-type="string">
            <text:p>6171041307750000</text:p>
          </table:table-cell>
          <table:table-cell office:value-type="string">
            <text:p>L</text:p>
          </table:table-cell>
          <table:table-cell office:value-type="string">
            <text:p>Pontianak, 13 Juli 1975</text:p>
          </table:table-cell>
          <table:table-cell office:value-type="string">
            <text:p>Jl. Merdeka No. 3, Pontianak</text:p>
          </table:table-cell>
          <table:table-cell office:value-type="string">
            <text:p>085712345678</text:p>
          </table:table-cell>
          <table:table-cell office:value-type="string">
            <text:p>Sudah Kawin</text:p>
          </table:table-cell>
          <table:table-cell office:value-type="string">
            <text:p>WNI</text:p>
          </table:table-cell>
          <table:table-cell office:value-type="string">
            <text:p>C2345678</text:p>
          </table:table-cell>
          <table:table-cell office:value-type="string">
            <text:p>2024</text:p>
          </table:table-cell>
          <table:table-cell office:value-type="string">
            <text:p>Pending</text:p>
          </table:table-cell>
        </table:table-row>
        <table:table-row>
          <table:table-cell office:value-type="string">
            <text:p>21930S</text:p>
          </table:table-cell>
          <table:table-cell office:value-type="string">
            <text:p>Ni Luh Ayu</text:p>
          </table:table-cell>
          <table:table-cell office:value-type="string">
            <text:p>5103034606830000</text:p>
          </table:table-cell>
          <table:table-cell office:value-type="string">
            <text:p>P</text:p>
          </table:table-cell>
          <table:table-cell office:value-type="string">
            <text:p>Denpasar, 6 Juni 1983</text:p>
          </table:table-cell>
          <table:table-cell office:value-type="string">
            <text:p>Jl. Danau Tempe No. 4, Denpasar</text:p>
          </table:table-cell>
          <table:table-cell office:value-type="string">
            <text:p>081990001111</text:p>
          </table:table-cell>
          <table:table-cell office:value-type="string">
            <text:p>Sudah Kawin</text:p>
          </table:table-cell>
          <table:table-cell office:value-type="string">
            <text:p>WNI</text:p>
          </table:table-cell>
          <table:table-cell office:value-type="string">
            <text:p>H0987654</text:p>
          </table:table-cell>
          <table:table-cell office:value-type="string">
            <text:p>2024</text:p>
          </table:table-cell>
          <table:table-cell office:value-type="string">
            <text:p>Berangkat</text:p>
          </table:table-cell>
        </table:table-row>
        <table:table-row>
          <table:table-cell office:value-type="string">
            <text:p>39018P</text:p>
          </table:table-cell>
          <table:table-cell office:value-type="string">
            <text:p>Tia Arum</text:p>
          </table:table-cell>
          <table:table-cell office:value-type="string">
            <text:p>3509216106990000</text:p>
          </table:table-cell>
          <table:table-cell office:value-type="string">
            <text:p>P</text:p>
          </table:table-cell>
          <table:table-cell office:value-type="string">
            <text:p>Malang, 21 Juni 1999</text:p>
          </table:table-cell>
          <table:table-cell office:value-type="string">
            <text:p>Jl. Simpang Pahlawan No. 17, Malang</text:p>
          </table:table-cell>
          <table:table-cell office:value-type="string">
            <text:p>083855667788</text:p>
          </table:table-cell>
          <table:table-cell office:value-type="string">
            <text:p>Belum Kawin</text:p>
          </table:table-cell>
          <table:table-cell office:value-type="string">
            <text:p>WNI</text:p>
          </table:table-cell>
          <table:table-cell office:value-type="string">
            <text:p>F9876543</text:p>
          </table:table-cell>
          <table:table-cell office:value-type="string">
            <text:p>2024</text:p>
          </table:table-cell>
          <table:table-cell office:value-type="string">
            <text:p>Cancel</text:p>
          </table:table-cell>
        </table:table-row>
        <table:table-row>
          <table:table-cell office:value-type="string">
            <text:p>48291K</text:p>
          </table:table-cell>
          <table:table-cell office:value-type="string">
            <text:p>Andi Pratama</text:p>
          </table:table-cell>
          <table:table-cell office:value-type="string">
            <text:p>3175091201980000</text:p>
          </table:table-cell>
          <table:table-cell office:value-type="string">
            <text:p>L</text:p>
          </table:table-cell>
          <table:table-cell office:value-type="string">
            <text:p>Jakarta, 12 Januari 1998</text:p>
          </table:table-cell>
          <table:table-cell office:value-type="string">
            <text:p>Jl. Melati No. 10, Jakarta Selatan</text:p>
          </table:table-cell>
          <table:table-cell office:value-type="string">
            <text:p>081234567890</text:p>
          </table:table-cell>
          <table:table-cell office:value-type="string">
            <text:p>Belum Kawin</text:p>
          </table:table-cell>
          <table:table-cell office:value-type="string">
            <text:p>WNI</text:p>
          </table:table-cell>
          <table:table-cell office:value-type="string">
            <text:p>A1234567</text:p>
          </table:table-cell>
          <table:table-cell office:value-type="string">
            <text:p>2024</text:p>
          </table:table-cell>
          <table:table-cell office:value-type="string">
            <text:p>Berangkat</text:p>
          </table:table-cell>
        </table:table-row>
        <table:table-row>
          <table:table-cell office:value-type="string">
            <text:p>56382N</text:p>
          </table:table-cell>
          <table:table-cell office:value-type="string">
            <text:p>Edi Saputra</text:p>
          </table:table-cell>
          <table:table-cell office:value-type="string">
            <text:p>1102030208010000</text:p>
          </table:table-cell>
          <table:table-cell office:value-type="string">
            <text:p>L</text:p>
          </table:table-cell>
          <table:table-cell office:value-type="string">
            <text:p>Banda Aceh, 2 Agustus 2001</text:p>
          </table:table-cell>
          <table:table-cell office:value-type="string">
            <text:p>Jl. Tgk. Umar No. 9, Banda Aceh</text:p>
          </table:table-cell>
          <table:table-cell office:value-type="string">
            <text:p>082211223344</text:p>
          </table:table-cell>
          <table:table-cell office:value-type="string">
            <text:p>Belum Kawin</text:p>
          </table:table-cell>
          <table:table-cell office:value-type="string">
            <text:p>WNI</text:p>
          </table:table-cell>
          <table:table-cell office:value-type="string">
            <text:p>E3456789</text:p>
          </table:table-cell>
          <table:table-cell office:value-type="string">
            <text:p>2024</text:p>
          </table:table-cell>
          <table:table-cell office:value-type="string">
            <text:p>Berangkat</text:p>
          </table:table-cell>
        </table:table-row>
        <table:table-row>
          <table:table-cell office:value-type="string">
            <text:p>60847Z</text:p>
          </table:table-cell>
          <table:table-cell office:value-type="string">
            <text:p>Marlina Dwi</text:p>
          </table:table-cell>
          <table:table-cell office:value-type="string">
            <text:p>7402064509910010</text:p>
          </table:table-cell>
          <table:table-cell office:value-type="string">
            <text:p>P</text:p>
          </table:table-cell>
          <table:table-cell office:value-type="string">
            <text:p>Kolaka, 5 September 1991</text:p>
          </table:table-cell>
          <table:table-cell office:value-type="string">
            <text:p>Jl. Poros Kolaka Timur No. 22, Kolaka</text:p>
          </table:table-cell>
          <table:table-cell office:value-type="string">
            <text:p>088244445555</text:p>
          </table:table-cell>
          <table:table-cell office:value-type="string">
            <text:p>Belum Kawin</text:p>
          </table:table-cell>
          <table:table-cell office:value-type="string">
            <text:p>WNI</text:p>
          </table:table-cell>
          <table:table-cell office:value-type="string">
            <text:p>Y1092837</text:p>
          </table:table-cell>
          <table:table-cell office:value-type="string">
            <text:p>2024</text:p>
          </table:table-cell>
          <table:table-cell office:value-type="string">
            <text:p>Berangkat</text:p>
          </table:table-cell>
        </table:table-row>
        <table:table-row>
          <table:table-cell office:value-type="string">
            <text:p>73820J</text:p>
          </table:table-cell>
          <table:table-cell office:value-type="string">
            <text:p>Budi Santoso</text:p>
          </table:table-cell>
          <table:table-cell office:value-type="string">
            <text:p>3273022405850000</text:p>
          </table:table-cell>
          <table:table-cell office:value-type="string">
            <text:p>L</text:p>
          </table:table-cell>
          <table:table-cell office:value-type="string">
            <text:p>Bandung, 24 Mei 1985</text:p>
          </table:table-cell>
          <table:table-cell office:value-type="string">
            <text:p>Jl. Cendana No.5, Bandung</text:p>
          </table:table-cell>
          <table:table-cell office:value-type="string">
            <text:p>082198765432</text:p>
          </table:table-cell>
          <table:table-cell office:value-type="string">
            <text:p>Sudah Kawin</text:p>
          </table:table-cell>
          <table:table-cell office:value-type="string">
            <text:p>WNI</text:p>
          </table:table-cell>
          <table:table-cell office:value-type="string">
            <text:p>B7654321</text:p>
          </table:table-cell>
          <table:table-cell office:value-type="string">
            <text:p>2024</text:p>
          </table:table-cell>
          <table:table-cell office:value-type="string">
            <text:p>Berangkat</text:p>
          </table:table-cell>
        </table:table-row>
        <table:table-row>
          <table:table-cell office:value-type="string">
            <text:p>75610T</text:p>
          </table:table-cell>
          <table:table-cell office:value-type="string">
            <text:p>Siti Nuraini</text:p>
          </table:table-cell>
          <table:table-cell office:value-type="string">
            <text:p>3302084112780000</text:p>
          </table:table-cell>
          <table:table-cell office:value-type="string">
            <text:p>P</text:p>
          </table:table-cell>
          <table:table-cell office:value-type="string">
            <text:p>Purworejo, 1 Desember 1978</text:p>
          </table:table-cell>
          <table:table-cell office:value-type="string">
            <text:p>Jl. Veteran No. 9, Purworejo</text:p>
          </table:table-cell>
          <table:table-cell office:value-type="string">
            <text:p>089622223333</text:p>
          </table:table-cell>
          <table:table-cell office:value-type="string">
            <text:p>Sudah Kawin</text:p>
          </table:table-cell>
          <table:table-cell office:value-type="string">
            <text:p>WNI</text:p>
          </table:table-cell>
          <table:table-cell office:value-type="string">
            <text:p>Z5678901</text:p>
          </table:table-cell>
          <table:table-cell office:value-type="string">
            <text:p>2024</text:p>
          </table:table-cell>
          <table:table-cell office:value-type="string">
            <text:p>Berangkat</text:p>
          </table:table-cell>
        </table:table-row>
        <table:table-row>
          <table:table-cell office:value-type="string">
            <text:p>87420R</text:p>
          </table:table-cell>
          <table:table-cell office:value-type="string">
            <text:p>Melani Oktaviani</text:p>
          </table:table-cell>
          <table:table-cell office:value-type="string">
            <text:p>3201155504000000</text:p>
          </table:table-cell>
          <table:table-cell office:value-type="string">
            <text:p>P</text:p>
          </table:table-cell>
          <table:table-cell office:value-type="string">
            <text:p>Bekasi, 15 April 2000</text:p>
          </table:table-cell>
          <table:table-cell office:value-type="string">
            <text:p>Jl. Harapan Baru No. 27, Bekasi</text:p>
          </table:table-cell>
          <table:table-cell office:value-type="string">
            <text:p>085166778899</text:p>
          </table:table-cell>
          <table:table-cell office:value-type="string">
            <text:p>Belum Kawin</text:p>
          </table:table-cell>
          <table:table-cell office:value-type="string">
            <text:p>WNI</text:p>
          </table:table-cell>
          <table:table-cell office:value-type="string">
            <text:p>G4567890</text:p>
          </table:table-cell>
          <table:table-cell office:value-type="string">
            <text:p>2024</text:p>
          </table:table-cell>
          <table:table-cell office:value-type="string">
            <text:p>Pending</text:p>
          </table:table-cell>
        </table:table-row>
        <table:table-row>
          <table:table-cell office:value-type="string">
            <text:p>92745L</text:p>
          </table:table-cell>
          <table:table-cell office:value-type="string">
            <text:p>Dwi Haryanto</text:p>
          </table:table-cell>
          <table:table-cell office:value-type="string">
            <text:p>3374031002900000</text:p>
          </table:table-cell>
          <table:table-cell office:value-type="string">
            <text:p>L</text:p>
          </table:table-cell>
          <table:table-cell office:value-type="string">
            <text:p>Semarang, 10 Februari 1990</text:p>
          </table:table-cell>
          <table:table-cell office:value-type="string">
            <text:p>Jl. Nusa Indah No.7, Semarang</text:p>
          </table:table-cell>
          <table:table-cell office:value-type="string">
            <text:p>081387654321</text:p>
          </table:table-cell>
          <table:table-cell office:value-type="string">
            <text:p>Sudah Kawin</text:p>
          </table:table-cell>
          <table:table-cell office:value-type="string">
            <text:p>WNI</text:p>
          </table:table-cell>
          <table:table-cell office:value-type="string">
            <text:p>D8765432</text:p>
          </table:table-cell>
          <table:table-cell office:value-type="string">
            <text:p>2024</text:p>
          </table:table-cell>
          <table:table-cell office:value-type="string">
            <text:p>Berangkat</text:p>
          </table:table-cell>
        </table:table-row>
      </table:table>
      <text:h text:outline-level="2" text:style-name="Heading_2" text:is-list-header="true">Dumping data for table maskapai</text:h>
      <table:table table:name="maskapai_structure">
        <table:table-column table:number-columns-repeated="3"/>
        <table:table-row>
          <table:table-cell office:value-type="string">
            <text:p>id_maskapai</text:p>
          </table:table-cell>
          <table:table-cell office:value-type="string">
            <text:p>nama_maskapai</text:p>
          </table:table-cell>
          <table:table-cell office:value-type="string">
            <text:p>kode_maskapai</text:p>
          </table:table-cell>
        </table:table-row>
        <table:table-row>
          <table:table-cell office:value-type="string">
            <text:p>1032</text:p>
          </table:table-cell>
          <table:table-cell office:value-type="string">
            <text:p>Saudia Airlines</text:p>
          </table:table-cell>
          <table:table-cell office:value-type="string">
            <text:p>SA</text:p>
          </table:table-cell>
        </table:table-row>
        <table:table-row>
          <table:table-cell office:value-type="string">
            <text:p>3210</text:p>
          </table:table-cell>
          <table:table-cell office:value-type="string">
            <text:p>Garuda Indonesia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9901</text:p>
          </table:table-cell>
          <table:table-cell office:value-type="string">
            <text:p>Qatar Airways</text:p>
          </table:table-cell>
          <table:table-cell office:value-type="string">
            <text:p>QA</text:p>
          </table:table-cell>
        </table:table-row>
      </table:table>
      <text:h text:outline-level="2" text:style-name="Heading_2" text:is-list-header="true">Dumping data for table paket_layanan</text:h>
      <table:table table:name="paket_layanan_structure">
        <table:table-column table:number-columns-repeated="6"/>
        <table:table-row>
          <table:table-cell office:value-type="string">
            <text:p>id_paket</text:p>
          </table:table-cell>
          <table:table-cell office:value-type="string">
            <text:p>id_jamaah</text:p>
          </table:table-cell>
          <table:table-cell office:value-type="string">
            <text:p>nama_paket</text:p>
          </table:table-cell>
          <table:table-cell office:value-type="string">
            <text:p>id_muthawif</text:p>
          </table:table-cell>
          <table:table-cell office:value-type="string">
            <text:p>tgl_berangkat</text:p>
          </table:table-cell>
          <table:table-cell office:value-type="string">
            <text:p>harga</text:p>
          </table:table-cell>
        </table:table-row>
        <table:table-row>
          <table:table-cell office:value-type="string">
            <text:p>GD0001</text:p>
          </table:table-cell>
          <table:table-cell office:value-type="string">
            <text:p>92745L</text:p>
          </table:table-cell>
          <table:table-cell office:value-type="string">
            <text:p>Gold</text:p>
          </table:table-cell>
          <table:table-cell office:value-type="string">
            <text:p>9182LS</text:p>
          </table:table-cell>
          <table:table-cell office:value-type="string">
            <text:p>2026</text:p>
          </table:table-cell>
          <table:table-cell office:value-type="float" office:value="36500000">
            <text:p>36500000</text:p>
          </table:table-cell>
        </table:table-row>
        <table:table-row>
          <table:table-cell office:value-type="string">
            <text:p>GD0002</text:p>
          </table:table-cell>
          <table:table-cell office:value-type="string">
            <text:p>56382N</text:p>
          </table:table-cell>
          <table:table-cell office:value-type="string">
            <text:p>Gold</text:p>
          </table:table-cell>
          <table:table-cell office:value-type="string">
            <text:p>3401FA</text:p>
          </table:table-cell>
          <table:table-cell office:value-type="string">
            <text:p>2026</text:p>
          </table:table-cell>
          <table:table-cell office:value-type="float" office:value="36500000">
            <text:p>36500000</text:p>
          </table:table-cell>
        </table:table-row>
        <table:table-row>
          <table:table-cell office:value-type="string">
            <text:p>GD0003</text:p>
          </table:table-cell>
          <table:table-cell office:value-type="string">
            <text:p>39018P</text:p>
          </table:table-cell>
          <table:table-cell office:value-type="string">
            <text:p>Gold</text:p>
          </table:table-cell>
          <table:table-cell office:value-type="string">
            <text:p>7639TS</text:p>
          </table:table-cell>
          <table:table-cell office:value-type="string">
            <text:p>2026</text:p>
          </table:table-cell>
          <table:table-cell office:value-type="float" office:value="36500000">
            <text:p>36500000</text:p>
          </table:table-cell>
        </table:table-row>
        <table:table-row>
          <table:table-cell office:value-type="string">
            <text:p>PL0001</text:p>
          </table:table-cell>
          <table:table-cell office:value-type="string">
            <text:p>87420R</text:p>
          </table:table-cell>
          <table:table-cell office:value-type="string">
            <text:p>Platinum</text:p>
          </table:table-cell>
          <table:table-cell office:value-type="string">
            <text:p>5820NR</text:p>
          </table:table-cell>
          <table:table-cell office:value-type="string">
            <text:p>2025</text:p>
          </table:table-cell>
          <table:table-cell office:value-type="float" office:value="55000000">
            <text:p>55000000</text:p>
          </table:table-cell>
        </table:table-row>
        <table:table-row>
          <table:table-cell office:value-type="string">
            <text:p>PL0002</text:p>
          </table:table-cell>
          <table:table-cell office:value-type="string">
            <text:p>21930S</text:p>
          </table:table-cell>
          <table:table-cell office:value-type="string">
            <text:p>Platinum</text:p>
          </table:table-cell>
          <table:table-cell office:value-type="string">
            <text:p>4298ZD</text:p>
          </table:table-cell>
          <table:table-cell office:value-type="string">
            <text:p>2025</text:p>
          </table:table-cell>
          <table:table-cell office:value-type="float" office:value="55000000">
            <text:p>55000000</text:p>
          </table:table-cell>
        </table:table-row>
        <table:table-row>
          <table:table-cell office:value-type="string">
            <text:p>PL0003</text:p>
          </table:table-cell>
          <table:table-cell office:value-type="string">
            <text:p>75610T</text:p>
          </table:table-cell>
          <table:table-cell office:value-type="string">
            <text:p>Platinum</text:p>
          </table:table-cell>
          <table:table-cell office:value-type="string">
            <text:p>1175HS</text:p>
          </table:table-cell>
          <table:table-cell office:value-type="string">
            <text:p>2025</text:p>
          </table:table-cell>
          <table:table-cell office:value-type="float" office:value="55000000">
            <text:p>55000000</text:p>
          </table:table-cell>
        </table:table-row>
        <table:table-row>
          <table:table-cell office:value-type="string">
            <text:p>PL0004</text:p>
          </table:table-cell>
          <table:table-cell office:value-type="string">
            <text:p>60847Z</text:p>
          </table:table-cell>
          <table:table-cell office:value-type="string">
            <text:p>Platinum</text:p>
          </table:table-cell>
          <table:table-cell office:value-type="string">
            <text:p>3946AK</text:p>
          </table:table-cell>
          <table:table-cell office:value-type="string">
            <text:p>2025</text:p>
          </table:table-cell>
          <table:table-cell office:value-type="float" office:value="55000000">
            <text:p>55000000</text:p>
          </table:table-cell>
        </table:table-row>
        <table:table-row>
          <table:table-cell office:value-type="string">
            <text:p>SV0001</text:p>
          </table:table-cell>
          <table:table-cell office:value-type="string">
            <text:p>48291K</text:p>
          </table:table-cell>
          <table:table-cell office:value-type="string">
            <text:p>Silver</text:p>
          </table:table-cell>
          <table:table-cell office:value-type="string">
            <text:p>8392AH</text:p>
          </table:table-cell>
          <table:table-cell office:value-type="string">
            <text:p>2027</text:p>
          </table:table-cell>
          <table:table-cell office:value-type="float" office:value="29900000">
            <text:p>29900000</text:p>
          </table:table-cell>
        </table:table-row>
        <table:table-row>
          <table:table-cell office:value-type="string">
            <text:p>SV0002</text:p>
          </table:table-cell>
          <table:table-cell office:value-type="string">
            <text:p>73820J</text:p>
          </table:table-cell>
          <table:table-cell office:value-type="string">
            <text:p>Silver</text:p>
          </table:table-cell>
          <table:table-cell office:value-type="string">
            <text:p>2745MN</text:p>
          </table:table-cell>
          <table:table-cell office:value-type="string">
            <text:p>2027</text:p>
          </table:table-cell>
          <table:table-cell office:value-type="float" office:value="29900000">
            <text:p>29900000</text:p>
          </table:table-cell>
        </table:table-row>
        <table:table-row>
          <table:table-cell office:value-type="string">
            <text:p>SV0003</text:p>
          </table:table-cell>
          <table:table-cell office:value-type="string">
            <text:p>10492M</text:p>
          </table:table-cell>
          <table:table-cell office:value-type="string">
            <text:p>Silver</text:p>
          </table:table-cell>
          <table:table-cell office:value-type="string">
            <text:p>6503RA</text:p>
          </table:table-cell>
          <table:table-cell office:value-type="string">
            <text:p>2027</text:p>
          </table:table-cell>
          <table:table-cell office:value-type="float" office:value="29900000">
            <text:p>29900000</text:p>
          </table:table-cell>
        </table:table-row>
      </table:table>
      <text:h text:outline-level="2" text:style-name="Heading_2" text:is-list-header="true">Dumping data for table pembayaran</text:h>
      <table:table table:name="pembayaran_structure">
        <table:table-column table:number-columns-repeated="6"/>
        <table:table-row>
          <table:table-cell office:value-type="string">
            <text:p>id_pembayaran</text:p>
          </table:table-cell>
          <table:table-cell office:value-type="string">
            <text:p>jenis_pembayaran</text:p>
          </table:table-cell>
          <table:table-cell office:value-type="string">
            <text:p>id_paket</text:p>
          </table:table-cell>
          <table:table-cell office:value-type="string">
            <text:p>id_jamaah</text:p>
          </table:table-cell>
          <table:table-cell office:value-type="string">
            <text:p>status_pembayaran</text:p>
          </table:table-cell>
          <table:table-cell office:value-type="string">
            <text:p>tgl_pembayaran</text:p>
          </table:table-cell>
        </table:table-row>
        <table:table-row>
          <table:table-cell office:value-type="string">
            <text:p>PH2025A1938</text:p>
          </table:table-cell>
          <table:table-cell office:value-type="string">
            <text:p>Non Tunai</text:p>
          </table:table-cell>
          <table:table-cell office:value-type="string">
            <text:p>SV0001</text:p>
          </table:table-cell>
          <table:table-cell office:value-type="string">
            <text:p>6758K</text:p>
          </table:table-cell>
          <table:table-cell office:value-type="string">
            <text:p>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B4820</text:p>
          </table:table-cell>
          <table:table-cell office:value-type="string">
            <text:p>Non Tunai</text:p>
          </table:table-cell>
          <table:table-cell office:value-type="string">
            <text:p>SV0002</text:p>
          </table:table-cell>
          <table:table-cell office:value-type="string">
            <text:p>73820J</text:p>
          </table:table-cell>
          <table:table-cell office:value-type="string">
            <text:p>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C0917</text:p>
          </table:table-cell>
          <table:table-cell office:value-type="string">
            <text:p>Non Tunai</text:p>
          </table:table-cell>
          <table:table-cell office:value-type="string">
            <text:p>SV0003</text:p>
          </table:table-cell>
          <table:table-cell office:value-type="string">
            <text:p>10492M</text:p>
          </table:table-cell>
          <table:table-cell office:value-type="string">
            <text:p>Belum 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D7402</text:p>
          </table:table-cell>
          <table:table-cell office:value-type="string">
            <text:p>Tunai</text:p>
          </table:table-cell>
          <table:table-cell office:value-type="string">
            <text:p>GD0001</text:p>
          </table:table-cell>
          <table:table-cell office:value-type="string">
            <text:p>92745L</text:p>
          </table:table-cell>
          <table:table-cell office:value-type="string">
            <text:p>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E8561</text:p>
          </table:table-cell>
          <table:table-cell office:value-type="string">
            <text:p>Non Tunai</text:p>
          </table:table-cell>
          <table:table-cell office:value-type="string">
            <text:p>GD0002</text:p>
          </table:table-cell>
          <table:table-cell office:value-type="string">
            <text:p>56382N</text:p>
          </table:table-cell>
          <table:table-cell office:value-type="string">
            <text:p>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F2094</text:p>
          </table:table-cell>
          <table:table-cell office:value-type="string">
            <text:p>Non Tunai</text:p>
          </table:table-cell>
          <table:table-cell office:value-type="string">
            <text:p>GD0003</text:p>
          </table:table-cell>
          <table:table-cell office:value-type="string">
            <text:p>39018P</text:p>
          </table:table-cell>
          <table:table-cell office:value-type="string">
            <text:p>Dibatalkan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G3748</text:p>
          </table:table-cell>
          <table:table-cell office:value-type="string">
            <text:p>NonTunai</text:p>
          </table:table-cell>
          <table:table-cell office:value-type="string">
            <text:p>PL0001</text:p>
          </table:table-cell>
          <table:table-cell office:value-type="string">
            <text:p>87420R</text:p>
          </table:table-cell>
          <table:table-cell office:value-type="string">
            <text:p>Belum 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H6842</text:p>
          </table:table-cell>
          <table:table-cell office:value-type="string">
            <text:p>Tunai</text:p>
          </table:table-cell>
          <table:table-cell office:value-type="string">
            <text:p>PL0002</text:p>
          </table:table-cell>
          <table:table-cell office:value-type="string">
            <text:p>21930S</text:p>
          </table:table-cell>
          <table:table-cell office:value-type="string">
            <text:p>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J5039</text:p>
          </table:table-cell>
          <table:table-cell office:value-type="string">
            <text:p>Non Tunai</text:p>
          </table:table-cell>
          <table:table-cell office:value-type="string">
            <text:p>PL0003</text:p>
          </table:table-cell>
          <table:table-cell office:value-type="string">
            <text:p>75610T</text:p>
          </table:table-cell>
          <table:table-cell office:value-type="string">
            <text:p>Lunas</text:p>
          </table:table-cell>
          <table:table-cell office:value-type="string">
            <text:p>2024</text:p>
          </table:table-cell>
        </table:table-row>
        <table:table-row>
          <table:table-cell office:value-type="string">
            <text:p>PH2025K7105</text:p>
          </table:table-cell>
          <table:table-cell office:value-type="string">
            <text:p>Non Tunai</text:p>
          </table:table-cell>
          <table:table-cell office:value-type="string">
            <text:p>PL0004</text:p>
          </table:table-cell>
          <table:table-cell office:value-type="string">
            <text:p>60847Z</text:p>
          </table:table-cell>
          <table:table-cell office:value-type="string">
            <text:p>Lunas</text:p>
          </table:table-cell>
          <table:table-cell office:value-type="string">
            <text:p>2024</text:p>
          </table:table-cell>
        </table:table-row>
      </table:table>
      <text:h text:outline-level="2" text:style-name="Heading_2" text:is-list-header="true">Dumping data for table pendaftaran</text:h>
      <table:table table:name="pendaftaran_structure">
        <table:table-column table:number-columns-repeated="6"/>
        <table:table-row>
          <table:table-cell office:value-type="string">
            <text:p>id_pendaftaran</text:p>
          </table:table-cell>
          <table:table-cell office:value-type="string">
            <text:p>id_jamaah</text:p>
          </table:table-cell>
          <table:table-cell office:value-type="string">
            <text:p>id_jadwal</text:p>
          </table:table-cell>
          <table:table-cell office:value-type="string">
            <text:p>tgl_registrasi</text:p>
          </table:table-cell>
          <table:table-cell office:value-type="string">
            <text:p>id_paket</text:p>
          </table:table-cell>
          <table:table-cell office:value-type="string">
            <text:p>status_bayar</text:p>
          </table:table-cell>
        </table:table-row>
        <table:table-row>
          <table:table-cell office:value-type="string">
            <text:p>P00001</text:p>
          </table:table-cell>
          <table:table-cell office:value-type="string">
            <text:p>48291K</text:p>
          </table:table-cell>
          <table:table-cell office:value-type="string">
            <text:p>JS0001</text:p>
          </table:table-cell>
          <table:table-cell office:value-type="string">
            <text:p>2024-07-10</text:p>
          </table:table-cell>
          <table:table-cell office:value-type="string">
            <text:p>SV0001</text:p>
          </table:table-cell>
          <table:table-cell office:value-type="string">
            <text:p>DP</text:p>
          </table:table-cell>
        </table:table-row>
        <table:table-row>
          <table:table-cell office:value-type="string">
            <text:p>P00002</text:p>
          </table:table-cell>
          <table:table-cell office:value-type="string">
            <text:p>73820J</text:p>
          </table:table-cell>
          <table:table-cell office:value-type="string">
            <text:p>JS0002</text:p>
          </table:table-cell>
          <table:table-cell office:value-type="string">
            <text:p>2024-04-12</text:p>
          </table:table-cell>
          <table:table-cell office:value-type="string">
            <text:p>SV0002</text:p>
          </table:table-cell>
          <table:table-cell office:value-type="string">
            <text:p>DP</text:p>
          </table:table-cell>
        </table:table-row>
        <table:table-row>
          <table:table-cell office:value-type="string">
            <text:p>P00003</text:p>
          </table:table-cell>
          <table:table-cell office:value-type="string">
            <text:p>10492M</text:p>
          </table:table-cell>
          <table:table-cell office:value-type="string">
            <text:p>JS0003</text:p>
          </table:table-cell>
          <table:table-cell office:value-type="string">
            <text:p>2024-05-09</text:p>
          </table:table-cell>
          <table:table-cell office:value-type="string">
            <text:p>SV0003</text:p>
          </table:table-cell>
          <table:table-cell office:value-type="string">
            <text:p>DP</text:p>
          </table:table-cell>
        </table:table-row>
        <table:table-row>
          <table:table-cell office:value-type="string">
            <text:p>P00004</text:p>
          </table:table-cell>
          <table:table-cell office:value-type="string">
            <text:p>92745L</text:p>
          </table:table-cell>
          <table:table-cell office:value-type="string">
            <text:p>JG0001</text:p>
          </table:table-cell>
          <table:table-cell office:value-type="string">
            <text:p>2024-04-17</text:p>
          </table:table-cell>
          <table:table-cell office:value-type="string">
            <text:p>GD0001</text:p>
          </table:table-cell>
          <table:table-cell office:value-type="string">
            <text:p>DP</text:p>
          </table:table-cell>
        </table:table-row>
        <table:table-row>
          <table:table-cell office:value-type="string">
            <text:p>P00005</text:p>
          </table:table-cell>
          <table:table-cell office:value-type="string">
            <text:p>56382N</text:p>
          </table:table-cell>
          <table:table-cell office:value-type="string">
            <text:p>JG0002</text:p>
          </table:table-cell>
          <table:table-cell office:value-type="string">
            <text:p>2024-05-23</text:p>
          </table:table-cell>
          <table:table-cell office:value-type="string">
            <text:p>GD0002</text:p>
          </table:table-cell>
          <table:table-cell office:value-type="string">
            <text:p>Dibatalkan</text:p>
          </table:table-cell>
        </table:table-row>
        <table:table-row>
          <table:table-cell office:value-type="string">
            <text:p>P00006</text:p>
          </table:table-cell>
          <table:table-cell office:value-type="string">
            <text:p>39018P</text:p>
          </table:table-cell>
          <table:table-cell office:value-type="string">
            <text:p>JG0003</text:p>
          </table:table-cell>
          <table:table-cell office:value-type="string">
            <text:p>2024-04-21</text:p>
          </table:table-cell>
          <table:table-cell office:value-type="string">
            <text:p>GD0003</text:p>
          </table:table-cell>
          <table:table-cell office:value-type="string">
            <text:p>Dibatalkan</text:p>
          </table:table-cell>
        </table:table-row>
        <table:table-row>
          <table:table-cell office:value-type="string">
            <text:p>P00007</text:p>
          </table:table-cell>
          <table:table-cell office:value-type="string">
            <text:p>87420R</text:p>
          </table:table-cell>
          <table:table-cell office:value-type="string">
            <text:p>JP0001</text:p>
          </table:table-cell>
          <table:table-cell office:value-type="string">
            <text:p>2024-05-01</text:p>
          </table:table-cell>
          <table:table-cell office:value-type="string">
            <text:p>PL0001</text:p>
          </table:table-cell>
          <table:table-cell office:value-type="string">
            <text:p>DP</text:p>
          </table:table-cell>
        </table:table-row>
        <table:table-row>
          <table:table-cell office:value-type="string">
            <text:p>P00008</text:p>
          </table:table-cell>
          <table:table-cell office:value-type="string">
            <text:p>21930S</text:p>
          </table:table-cell>
          <table:table-cell office:value-type="string">
            <text:p>JP0002</text:p>
          </table:table-cell>
          <table:table-cell office:value-type="string">
            <text:p>2024-04-02</text:p>
          </table:table-cell>
          <table:table-cell office:value-type="string">
            <text:p>PL0002</text:p>
          </table:table-cell>
          <table:table-cell office:value-type="string">
            <text:p>DP</text:p>
          </table:table-cell>
        </table:table-row>
        <table:table-row>
          <table:table-cell office:value-type="string">
            <text:p>P00009</text:p>
          </table:table-cell>
          <table:table-cell office:value-type="string">
            <text:p>75610T</text:p>
          </table:table-cell>
          <table:table-cell office:value-type="string">
            <text:p>JP0003</text:p>
          </table:table-cell>
          <table:table-cell office:value-type="string">
            <text:p>2024-05-27</text:p>
          </table:table-cell>
          <table:table-cell office:value-type="string">
            <text:p>PL0003</text:p>
          </table:table-cell>
          <table:table-cell office:value-type="string">
            <text:p>DP</text:p>
          </table:table-cell>
        </table:table-row>
        <table:table-row>
          <table:table-cell office:value-type="string">
            <text:p>P00010</text:p>
          </table:table-cell>
          <table:table-cell office:value-type="string">
            <text:p>60847Z</text:p>
          </table:table-cell>
          <table:table-cell office:value-type="string">
            <text:p>JP0004</text:p>
          </table:table-cell>
          <table:table-cell office:value-type="string">
            <text:p>2024-04-09</text:p>
          </table:table-cell>
          <table:table-cell office:value-type="string">
            <text:p>PL0004</text:p>
          </table:table-cell>
          <table:table-cell office:value-type="string">
            <text:p>DP</text:p>
          </table:table-cell>
        </table:table-row>
      </table:table>
      <text:h text:outline-level="2" text:style-name="Heading_2" text:is-list-header="true">Dumping data for table rincian_kegiatan</text:h>
      <table:table table:name="rincian_kegiatan_structure">
        <table:table-column table:number-columns-repeated="7"/>
        <table:table-row>
          <table:table-cell office:value-type="string">
            <text:p>id_kegiatan</text:p>
          </table:table-cell>
          <table:table-cell office:value-type="string">
            <text:p>id_paket</text:p>
          </table:table-cell>
          <table:table-cell office:value-type="string">
            <text:p>hari</text:p>
          </table:table-cell>
          <table:table-cell office:value-type="string">
            <text:p>waktu_mulai</text:p>
          </table:table-cell>
          <table:table-cell office:value-type="string">
            <text:p>waktu_selesai</text:p>
          </table:table-cell>
          <table:table-cell office:value-type="string">
            <text:p>kegiatan</text:p>
          </table:table-cell>
          <table:table-cell office:value-type="string">
            <text:p>lokasi</text:p>
          </table:table-cell>
        </table:table-row>
        <table:table-row>
          <table:table-cell office:value-type="string">
            <text:p>KG01</text:p>
          </table:table-cell>
          <table:table-cell office:value-type="string">
            <text:p>GD1290</text:p>
          </table:table-cell>
          <table:table-cell office:value-type="float" office:value="9">
            <text:p>9</text:p>
          </table:table-cell>
          <table:table-cell office:value-type="string">
            <text:p>2026-08-12</text:p>
          </table:table-cell>
          <table:table-cell office:value-type="string">
            <text:p>2026-08-20</text:p>
          </table:table-cell>
          <table:table-cell office:value-type="string">
            <text:p>"Kumpul di Bandara – briefing – terbang ke Madinah
Tiba di Madinah – check-in – ziarah sekitar Nabawi
Ziarah Madinah: Quba, Uhud, Qiblatain, Percetakan Al-Qur'an
Miqat Bir Ali – ke Mekkah – Umroh 1
Istirahat – kajian &amp; zikir malam
City tour Mekkah: Jabal Rahmah, Mina, Muzdalifah
Belanja oleh-oleh – tawaf sunnah
Persiapan pulang – ke bandara Jeddah
Tiba di Indonesia – selesai
"
</text:p>
          </table:table-cell>
          <table:table-cell office:value-type="string">
            <text:p>Madinah - Mekah</text:p>
          </table:table-cell>
        </table:table-row>
        <table:table-row>
          <table:table-cell office:value-type="string">
            <text:p>KP01</text:p>
          </table:table-cell>
          <table:table-cell office:value-type="string">
            <text:p>PL1492</text:p>
          </table:table-cell>
          <table:table-cell office:value-type="float" office:value="10">
            <text:p>10</text:p>
          </table:table-cell>
          <table:table-cell office:value-type="string">
            <text:p>2025-08-12</text:p>
          </table:table-cell>
          <table:table-cell office:value-type="string">
            <text:p>2025-08-21</text:p>
          </table:table-cell>
          <table:table-cell office:value-type="string">
            <text:p>"Lounge VIP – penerbangan direct ke Madinah
Tiba di Madinah – check-in – orientasi privat
Ziarah privat Madinah: Raudhah, Museum Rasulullah
Manasik privat – Miqat Bir Ali – Umroh 1
Istirahat – zikir malam – kajian pribadi
City tour privat: Jabal Nur, Museum Haramain
Tawaf sunnah – dokumentasi – farewell dinner
Belanja privat – relaksasi hotel/spa
Fast track airport – terbang ke Indonesia
Tiba di Indonesia – sambutan &amp; sertifikat VIP
"
</text:p>
          </table:table-cell>
          <table:table-cell office:value-type="string">
            <text:p>Madinah - Mekah</text:p>
          </table:table-cell>
        </table:table-row>
        <table:table-row>
          <table:table-cell office:value-type="string">
            <text:p>KS01</text:p>
          </table:table-cell>
          <table:table-cell office:value-type="string">
            <text:p>SV2847</text:p>
          </table:table-cell>
          <table:table-cell office:value-type="float" office:value="8">
            <text:p>8</text:p>
          </table:table-cell>
          <table:table-cell office:value-type="string">
            <text:p>2027-08-12</text:p>
          </table:table-cell>
          <table:table-cell office:value-type="string">
            <text:p>2027-08-19</text:p>
          </table:table-cell>
          <table:table-cell office:value-type="string">
            <text:p>"Kumpul di Bandara – briefing – terbang ke Madinah
Tiba di Madinah – check-in – salat di Masjid Nabawi
Ziarah Madinah: Quba, Uhud, Qiblatain, Kebun Kurma
Miqat di Bir Ali – perjalanan ke Mekkah – Umroh 1
Ibadah &amp; istirahat – salat di Masjidil Haram
City tour Mekkah (opsional): Jabal Nur, Arafah
Persiapan pulang – transfer ke bandara Jeddah
Tiba di Indonesia – selesai
"
</text:p>
          </table:table-cell>
          <table:table-cell office:value-type="string">
            <text:p>Madinah - Mekah</text:p>
          </table:table-cell>
        </table:table-row>
      </table:table>
      <text:h text:outline-level="2" text:style-name="Heading_2" text:is-list-header="true">Dumping data for table riwayat_pembayaran</text:h>
      <table:table table:name="riwayat_pembayaran_structure">
        <table:table-column table:number-columns-repeated="5"/>
        <table:table-row>
          <table:table-cell office:value-type="string">
            <text:p>id_riwayat</text:p>
          </table:table-cell>
          <table:table-cell office:value-type="string">
            <text:p>id_pembayaran</text:p>
          </table:table-cell>
          <table:table-cell office:value-type="string">
            <text:p>id_jamaah</text:p>
          </table:table-cell>
          <table:table-cell office:value-type="string">
            <text:p>id_paket</text:p>
          </table:table-cell>
          <table:table-cell office:value-type="string">
            <text:p>status_aktif</text:p>
          </table:table-cell>
        </table:table-row>
        <table:table-row>
          <table:table-cell office:value-type="string">
            <text:p>HG01</text:p>
          </table:table-cell>
          <table:table-cell office:value-type="string">
            <text:p>PH2025D7402</text:p>
          </table:table-cell>
          <table:table-cell office:value-type="string">
            <text:p>92745L</text:p>
          </table:table-cell>
          <table:table-cell office:value-type="string">
            <text:p>GD0001</text:p>
          </table:table-cell>
          <table:table-cell office:value-type="string">
            <text:p>Selesai</text:p>
          </table:table-cell>
        </table:table-row>
        <table:table-row>
          <table:table-cell office:value-type="string">
            <text:p>HG02</text:p>
          </table:table-cell>
          <table:table-cell office:value-type="string">
            <text:p>PH2025E8561</text:p>
          </table:table-cell>
          <table:table-cell office:value-type="string">
            <text:p>56382N</text:p>
          </table:table-cell>
          <table:table-cell office:value-type="string">
            <text:p>GD0002</text:p>
          </table:table-cell>
          <table:table-cell office:value-type="string">
            <text:p>Selesai</text:p>
          </table:table-cell>
        </table:table-row>
        <table:table-row>
          <table:table-cell office:value-type="string">
            <text:p>HG03</text:p>
          </table:table-cell>
          <table:table-cell office:value-type="string">
            <text:p>PH2025F2094</text:p>
          </table:table-cell>
          <table:table-cell office:value-type="string">
            <text:p>39018P</text:p>
          </table:table-cell>
          <table:table-cell office:value-type="string">
            <text:p>GD0003</text:p>
          </table:table-cell>
          <table:table-cell office:value-type="string">
            <text:p>Dibatalkan</text:p>
          </table:table-cell>
        </table:table-row>
        <table:table-row>
          <table:table-cell office:value-type="string">
            <text:p>HP01</text:p>
          </table:table-cell>
          <table:table-cell office:value-type="string">
            <text:p>PH2025G3748</text:p>
          </table:table-cell>
          <table:table-cell office:value-type="string">
            <text:p>87420R</text:p>
          </table:table-cell>
          <table:table-cell office:value-type="string">
            <text:p>PL0001</text:p>
          </table:table-cell>
          <table:table-cell office:value-type="string">
            <text:p>Dalam Proses</text:p>
          </table:table-cell>
        </table:table-row>
        <table:table-row>
          <table:table-cell office:value-type="string">
            <text:p>HP02</text:p>
          </table:table-cell>
          <table:table-cell office:value-type="string">
            <text:p>PH2025H6842</text:p>
          </table:table-cell>
          <table:table-cell office:value-type="string">
            <text:p>21930S</text:p>
          </table:table-cell>
          <table:table-cell office:value-type="string">
            <text:p>PL0002</text:p>
          </table:table-cell>
          <table:table-cell office:value-type="string">
            <text:p>Selesai</text:p>
          </table:table-cell>
        </table:table-row>
        <table:table-row>
          <table:table-cell office:value-type="string">
            <text:p>HP03</text:p>
          </table:table-cell>
          <table:table-cell office:value-type="string">
            <text:p>PH2025J5039</text:p>
          </table:table-cell>
          <table:table-cell office:value-type="string">
            <text:p>75610T</text:p>
          </table:table-cell>
          <table:table-cell office:value-type="string">
            <text:p>PL0003</text:p>
          </table:table-cell>
          <table:table-cell office:value-type="string">
            <text:p>Selesai</text:p>
          </table:table-cell>
        </table:table-row>
        <table:table-row>
          <table:table-cell office:value-type="string">
            <text:p>HP04</text:p>
          </table:table-cell>
          <table:table-cell office:value-type="string">
            <text:p>PH2025K7105</text:p>
          </table:table-cell>
          <table:table-cell office:value-type="string">
            <text:p>60847Z</text:p>
          </table:table-cell>
          <table:table-cell office:value-type="string">
            <text:p>PL0004</text:p>
          </table:table-cell>
          <table:table-cell office:value-type="string">
            <text:p>Selesai</text:p>
          </table:table-cell>
        </table:table-row>
        <table:table-row>
          <table:table-cell office:value-type="string">
            <text:p>HS01</text:p>
          </table:table-cell>
          <table:table-cell office:value-type="string">
            <text:p>PH2025A1938</text:p>
          </table:table-cell>
          <table:table-cell office:value-type="string">
            <text:p>48291K</text:p>
          </table:table-cell>
          <table:table-cell office:value-type="string">
            <text:p>SV0001</text:p>
          </table:table-cell>
          <table:table-cell office:value-type="string">
            <text:p>Selesai</text:p>
          </table:table-cell>
        </table:table-row>
        <table:table-row>
          <table:table-cell office:value-type="string">
            <text:p>HS02</text:p>
          </table:table-cell>
          <table:table-cell office:value-type="string">
            <text:p>PH2025B4820</text:p>
          </table:table-cell>
          <table:table-cell office:value-type="string">
            <text:p>73820J</text:p>
          </table:table-cell>
          <table:table-cell office:value-type="string">
            <text:p>SV0002</text:p>
          </table:table-cell>
          <table:table-cell office:value-type="string">
            <text:p>Selesai</text:p>
          </table:table-cell>
        </table:table-row>
        <table:table-row>
          <table:table-cell office:value-type="string">
            <text:p>HS03</text:p>
          </table:table-cell>
          <table:table-cell office:value-type="string">
            <text:p>PH2025C0917</text:p>
          </table:table-cell>
          <table:table-cell office:value-type="string">
            <text:p>10492M</text:p>
          </table:table-cell>
          <table:table-cell office:value-type="string">
            <text:p>SV0003</text:p>
          </table:table-cell>
          <table:table-cell office:value-type="string">
            <text:p>Dalam Proses</text:p>
          </table:table-cell>
        </table:table-row>
      </table:table>
      <text:h text:outline-level="2" text:style-name="Heading_2" text:is-list-header="true">Dumping data for table umpan_balik</text:h>
      <table:table table:name="umpan_balik_structure">
        <table:table-column table:number-columns-repeated="6"/>
        <table:table-row>
          <table:table-cell office:value-type="string">
            <text:p>id_feedback</text:p>
          </table:table-cell>
          <table:table-cell office:value-type="string">
            <text:p>id_jamaah</text:p>
          </table:table-cell>
          <table:table-cell office:value-type="string">
            <text:p>id_paket</text:p>
          </table:table-cell>
          <table:table-cell office:value-type="string">
            <text:p>rating_muthawif</text:p>
          </table:table-cell>
          <table:table-cell office:value-type="string">
            <text:p>rating_pelayanan</text:p>
          </table:table-cell>
          <table:table-cell office:value-type="string">
            <text:p>ulasan</text:p>
          </table:table-cell>
        </table:table-row>
        <table:table-row>
          <table:table-cell office:value-type="string">
            <text:p>FB01</text:p>
          </table:table-cell>
          <table:table-cell office:value-type="string">
            <text:p>6758K</text:p>
          </table:table-cell>
          <table:table-cell office:value-type="string">
            <text:p>SV28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"Mutawif sangat sabar dan jelas menjelaskan manasik. Semoga bisa lebih banyak sesi tanya jawab ke depan."
</text:p>
          </table:table-cell>
        </table:table-row>
        <table:table-row>
          <table:table-cell office:value-type="string">
            <text:p>FB02</text:p>
          </table:table-cell>
          <table:table-cell office:value-type="string">
            <text:p>7653B</text:p>
          </table:table-cell>
          <table:table-cell office:value-type="string">
            <text:p>SV28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"Pelayanan cepat dan tanggap. Hanya saja koper datang agak terlambat di Mekkah, mohon ditingkatkan logistiknya."
</text:p>
          </table:table-cell>
        </table:table-row>
        <table:table-row>
          <table:table-cell office:value-type="string">
            <text:p>FB03</text:p>
          </table:table-cell>
          <table:table-cell office:value-type="string">
            <text:p>9532V</text:p>
          </table:table-cell>
          <table:table-cell office:value-type="string">
            <text:p>SV2847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"Perjalanan menyenangkan, tapi waktu ziarah terasa terlalu cepat. Lebih baik kalau ada waktu bebas di Madinah."
</text:p>
          </table:table-cell>
        </table:table-row>
        <table:table-row>
          <table:table-cell office:value-type="string">
            <text:p>FB04</text:p>
          </table:table-cell>
          <table:table-cell office:value-type="string">
            <text:p>4214L</text:p>
          </table:table-cell>
          <table:table-cell office:value-type="string">
            <text:p>GD129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"Pengalaman spiritual terbaik dalam hidup saya. Mutawwif sangat membantu dan berwawasan luas."
</text:p>
          </table:table-cell>
        </table:table-row>
        <table:table-row>
          <table:table-cell office:value-type="string">
            <text:p>FB05</text:p>
          </table:table-cell>
          <table:table-cell office:value-type="string">
            <text:p>8953B</text:p>
          </table:table-cell>
          <table:table-cell office:value-type="string">
            <text:p>GD129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"Kamar hotel bersih, makanan enak. Mutawwif ramah tapi kadang suara kurang terdengar saat bimbingan."
</text:p>
          </table:table-cell>
        </table:table-row>
        <table:table-row>
          <table:table-cell office:value-type="string">
            <text:p>FB06</text:p>
          </table:table-cell>
          <table:table-cell office:value-type="string">
            <text:p>7623S</text:p>
          </table:table-cell>
          <table:table-cell office:value-type="string">
            <text:p>GD129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"Sangat profesional. Jadwal rapi dan disampaikan dengan baik. Sukses terus untuk travel ini!"
</text:p>
          </table:table-cell>
        </table:table-row>
        <table:table-row>
          <table:table-cell office:value-type="string">
            <text:p>FB07</text:p>
          </table:table-cell>
          <table:table-cell office:value-type="string">
            <text:p>8734K</text:p>
          </table:table-cell>
          <table:table-cell office:value-type="string">
            <text:p>PL149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"Secara keseluruhan baik, hanya saja saat city tour kurang banyak informasi dari mutawwif."
</text:p>
          </table:table-cell>
        </table:table-row>
        <table:table-row>
          <table:table-cell office:value-type="string">
            <text:p>FB08</text:p>
          </table:table-cell>
          <table:table-cell office:value-type="string">
            <text:p>4321S</text:p>
          </table:table-cell>
          <table:table-cell office:value-type="string">
            <text:p>PL149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"Layanan sangat prima, terutama untuk Platinum. Mutawwif juga sangat sabar dan personal."
</text:p>
          </table:table-cell>
        </table:table-row>
        <table:table-row>
          <table:table-cell office:value-type="string">
            <text:p>FB09</text:p>
          </table:table-cell>
          <table:table-cell office:value-type="string">
            <text:p>75610T</text:p>
          </table:table-cell>
          <table:table-cell office:value-type="string">
            <text:p>PL149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"Saya merasa nyaman dan aman. Mungkin bisa ditambahkan sesi sharing spiritual antar jamaah."
</text:p>
          </table:table-cell>
        </table:table-row>
        <table:table-row>
          <table:table-cell office:value-type="string">
            <text:p>FB10</text:p>
          </table:table-cell>
          <table:table-cell office:value-type="string">
            <text:p>4593YF</text:p>
          </table:table-cell>
          <table:table-cell office:value-type="string">
            <text:p>PL149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"Mutawwif sangat berpengalaman dan bijak. Tidak ada keluhan, semoga terus konsisten!"
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6-19T10:31:32+02:00</meta:creation-date>
  </office:meta>
</office:document-meta>
</file>